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Open Sans" svg:font-family="'Ope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 Sans1" svg:font-family="'Open Sans'"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automatic-styles>
    <style:style style:name="Таблица1" style:family="table">
      <style:table-properties style:width="16.685cm" fo:margin-left="0.697cm" fo:margin-top="0cm" fo:margin-bottom="0cm" table:align="left" style:writing-mode="lr-tb"/>
    </style:style>
    <style:style style:name="Таблица1.A" style:family="table-column">
      <style:table-column-properties style:column-width="4.182cm"/>
    </style:style>
    <style:style style:name="Таблица1.B" style:family="table-column">
      <style:table-column-properties style:column-width="5.251cm"/>
    </style:style>
    <style:style style:name="Таблица1.C" style:family="table-column">
      <style:table-column-properties style:column-width="3.748cm"/>
    </style:style>
    <style:style style:name="Таблица1.D" style:family="table-column">
      <style:table-column-properties style:column-width="3.501cm"/>
    </style:style>
    <style:style style:name="Таблица1.1" style:family="table-row">
      <style:table-row-properties style:min-row-height="1.208cm" style:keep-together="true" fo:keep-together="auto"/>
    </style:style>
    <style:style style:name="Таблица1.A1" style:family="table-cell">
      <style:table-cell-properties fo:background-color="#1b7e7e" fo:padding-left="0.191cm" fo:padding-right="0.085cm" fo:padding-top="0.099cm" fo:padding-bottom="0cm" fo:border="0.026cm solid #c0c0c0">
        <style:background-image/>
      </style:table-cell-properties>
    </style:style>
    <style:style style:name="Таблица1.C1" style:family="table-cell">
      <style:table-cell-properties style:vertical-align="middle" fo:background-color="#1b7e7e" fo:padding-left="0.191cm" fo:padding-right="0.085cm" fo:padding-top="0.099cm" fo:padding-bottom="0cm" fo:border="0.026cm solid #c0c0c0">
        <style:background-image/>
      </style:table-cell-properties>
    </style:style>
    <style:style style:name="Таблица1.2" style:family="table-row">
      <style:table-row-properties style:min-row-height="0.829cm" style:keep-together="true" fo:keep-together="auto"/>
    </style:style>
    <style:style style:name="Таблица1.A2" style:family="table-cell">
      <style:table-cell-properties fo:padding-left="0.191cm" fo:padding-right="0.085cm" fo:padding-top="0.099cm" fo:padding-bottom="0cm" fo:border="0.026cm solid #c0c0c0"/>
    </style:style>
    <style:style style:name="Таблица1.3" style:family="table-row">
      <style:table-row-properties style:min-row-height="0.833cm" style:keep-together="true" fo:keep-together="auto"/>
    </style:style>
    <style:style style:name="Таблица1.A3" style:family="table-cell">
      <style:table-cell-properties style:vertical-align="middle" fo:padding-left="0.191cm" fo:padding-right="0.085cm" fo:padding-top="0.099cm" fo:padding-bottom="0cm" fo:border-left="0.026cm solid #c0c0c0" fo:border-right="0.026cm solid #c0c0c0" fo:border-top="0.026cm solid #c0c0c0" fo:border-bottom="0.136cm solid #eafbfb"/>
    </style:style>
    <style:style style:name="Таблица1.B3" style:family="table-cell">
      <style:table-cell-properties fo:padding-left="0.191cm" fo:padding-right="0.085cm" fo:padding-top="0.099cm" fo:padding-bottom="0cm" fo:border-left="0.026cm solid #c0c0c0" fo:border-right="0.026cm solid #c0c0c0" fo:border-top="0.026cm solid #c0c0c0" fo:border-bottom="0.136cm solid #eafbfb"/>
    </style:style>
    <style:style style:name="Таблица1.4" style:family="table-row">
      <style:table-row-properties style:min-row-height="0.674cm" style:keep-together="true" fo:keep-together="auto"/>
    </style:style>
    <style:style style:name="Таблица1.A4" style:family="table-cell">
      <style:table-cell-properties fo:background-color="#eafbfb" fo:padding-left="0.191cm" fo:padding-right="0.085cm" fo:padding-top="0.099cm" fo:padding-bottom="0cm" fo:border-left="0.026cm solid #c0c0c0" fo:border-right="0.026cm solid #c0c0c0" fo:border-top="0.136cm solid #eafbfb" fo:border-bottom="0.026cm solid #c0c0c0">
        <style:background-image/>
      </style:table-cell-properties>
    </style:style>
    <style:style style:name="Таблица1.5" style:family="table-row">
      <style:table-row-properties style:min-row-height="0.78cm" style:keep-together="true" fo:keep-together="auto"/>
    </style:style>
    <style:style style:name="Таблица1.A5" style:family="table-cell">
      <style:table-cell-properties fo:background-color="#eafbfb" fo:padding-left="0.191cm" fo:padding-right="0.085cm" fo:padding-top="0.099cm" fo:padding-bottom="0cm" fo:border="0.026cm solid #c0c0c0">
        <style:background-image/>
      </style:table-cell-properties>
    </style:style>
    <style:style style:name="Таблица1.6" style:family="table-row">
      <style:table-row-properties style:min-row-height="0.771cm" style:keep-together="true" fo:keep-together="auto"/>
    </style:style>
    <style:style style:name="Таблица1.7" style:family="table-row">
      <style:table-row-properties style:min-row-height="0.887cm" style:keep-together="true" fo:keep-together="auto"/>
    </style:style>
    <style:style style:name="Таблица1.8" style:family="table-row">
      <style:table-row-properties style:min-row-height="0.67cm" style:keep-together="true" fo:keep-together="auto"/>
    </style:style>
    <style:style style:name="Таблица1.9" style:family="table-row">
      <style:table-row-properties style:min-row-height="0.838cm" style:keep-together="true" fo:keep-together="auto"/>
    </style:style>
    <style:style style:name="Таблица1.A10" style:family="table-cell">
      <style:table-cell-properties fo:background-color="#eafbfb" style:border-line-width-bottom="0.002cm 0.088cm 0.002cm" fo:padding-left="0.191cm" fo:padding-right="0.085cm" fo:padding-top="0.099cm" fo:padding-bottom="0cm" fo:border-left="0.026cm solid #c0c0c0" fo:border-right="0.026cm solid #c0c0c0" fo:border-top="0.026cm solid #c0c0c0" fo:border-bottom="0.092cm double #eafbfb">
        <style:background-image/>
      </style:table-cell-properties>
    </style:style>
    <style:style style:name="Таблица1.A11" style:family="table-cell">
      <style:table-cell-properties fo:background-color="#eafbfb" style:border-line-width-top="0.002cm 0.088cm 0.002cm" style:border-line-width-bottom="0.002cm 0.088cm 0.002cm" fo:padding-left="0.191cm" fo:padding-right="0.085cm" fo:padding-top="0.099cm" fo:padding-bottom="0cm" fo:border-left="0.026cm solid #c0c0c0" fo:border-right="0.026cm solid #c0c0c0" fo:border-top="0.092cm double #eafbfb" fo:border-bottom="0.092cm double #eafbfb">
        <style:background-image/>
      </style:table-cell-properties>
    </style:style>
    <style:style style:name="Таблица1.12" style:family="table-row">
      <style:table-row-properties style:min-row-height="0.725cm" style:keep-together="true" fo:keep-together="auto"/>
    </style:style>
    <style:style style:name="Таблица1.A12" style:family="table-cell">
      <style:table-cell-properties fo:background-color="#eafbfb" style:border-line-width-top="0.002cm 0.088cm 0.002cm" fo:padding-left="0.191cm" fo:padding-right="0.085cm" fo:padding-top="0.099cm" fo:padding-bottom="0cm" fo:border-left="0.026cm solid #c0c0c0" fo:border-right="0.026cm solid #c0c0c0" fo:border-top="0.092cm double #eafbfb" fo:border-bottom="0.026cm solid #c0c0c0">
        <style:background-image/>
      </style:table-cell-properties>
    </style:style>
    <style:style style:name="Таблица1.17" style:family="table-row">
      <style:table-row-properties style:min-row-height="0.783cm" style:keep-together="true" fo:keep-together="auto"/>
    </style:style>
    <style:style style:name="Таблица1.18" style:family="table-row">
      <style:table-row-properties style:min-row-height="0.716cm" style:keep-together="true" fo:keep-together="auto"/>
    </style:style>
    <style:style style:name="Таблица1.21" style:family="table-row">
      <style:table-row-properties style:min-row-height="0.826cm" style:keep-together="true" fo:keep-together="auto"/>
    </style:style>
    <style:style style:name="Таблица1.23" style:family="table-row">
      <style:table-row-properties style:min-row-height="0.728cm" style:keep-together="true" fo:keep-together="auto"/>
    </style:style>
    <style:style style:name="Таблица1.26" style:family="table-row">
      <style:table-row-properties style:min-row-height="0.889cm" style:keep-together="true" fo:keep-together="auto"/>
    </style:style>
    <style:style style:name="Таблица1.28" style:family="table-row">
      <style:table-row-properties style:min-row-height="0.834cm" style:keep-together="true" fo:keep-together="auto"/>
    </style:style>
    <style:style style:name="Таблица1.29" style:family="table-row">
      <style:table-row-properties style:min-row-height="0.774cm" style:keep-together="true" fo:keep-together="auto"/>
    </style:style>
    <style:style style:name="Таблица1.32" style:family="table-row">
      <style:table-row-properties style:min-row-height="0.781cm" style:keep-together="true" fo:keep-together="auto"/>
    </style:style>
    <style:style style:name="Таблица1.33" style:family="table-row">
      <style:table-row-properties style:min-row-height="0.718cm" style:keep-together="true" fo:keep-together="auto"/>
    </style:style>
    <style:style style:name="Таблица2" style:family="table">
      <style:table-properties style:width="18.845cm" fo:margin-left="-0.383cm" fo:margin-top="0cm" fo:margin-bottom="0cm" table:align="left" style:writing-mode="lr-tb"/>
    </style:style>
    <style:style style:name="Таблица2.A" style:family="table-column">
      <style:table-column-properties style:column-width="6.276cm"/>
    </style:style>
    <style:style style:name="Таблица2.B" style:family="table-column">
      <style:table-column-properties style:column-width="6.283cm"/>
    </style:style>
    <style:style style:name="Таблица2.C" style:family="table-column">
      <style:table-column-properties style:column-width="6.287cm"/>
    </style:style>
    <style:style style:name="Таблица2.1" style:family="table-row">
      <style:table-row-properties style:min-row-height="3.912cm" style:keep-together="true" fo:keep-together="auto"/>
    </style:style>
    <style:style style:name="Таблица2.A1" style:family="table-cell">
      <style:table-cell-properties fo:padding-left="0.191cm" fo:padding-right="0.203cm" fo:padding-top="0.088cm" fo:padding-bottom="0cm" fo:border="0.018cm solid #000001"/>
    </style:style>
    <style:style style:name="P1" style:family="paragraph" style:parent-style-name="Standard">
      <style:paragraph-properties fo:margin-left="0cm" fo:margin-right="0cm" fo:margin-top="0cm" fo:margin-bottom="0.032cm" fo:line-height="107%" fo:text-align="start" style:justify-single-word="false" fo:text-indent="0cm" style:auto-text-indent="false"/>
    </style:style>
    <style:style style:name="P2" style:family="paragraph" style:parent-style-name="Standard">
      <style:paragraph-properties fo:margin-left="0cm" fo:margin-right="0cm" fo:margin-top="0cm" fo:margin-bottom="0.041cm" fo:line-height="107%" fo:text-align="start" style:justify-single-word="false" fo:text-indent="0cm" style:auto-text-indent="false"/>
    </style:style>
    <style:style style:name="P3" style:family="paragraph" style:parent-style-name="Standard">
      <style:paragraph-properties fo:margin-left="0cm" fo:margin-right="0cm" fo:margin-top="0cm" fo:margin-bottom="0.034cm" fo:line-height="107%" fo:text-align="start" style:justify-single-word="false" fo:text-indent="0cm" style:auto-text-indent="false"/>
    </style:style>
    <style:style style:name="P4" style:family="paragraph" style:parent-style-name="Standard">
      <style:paragraph-properties fo:margin-left="0cm" fo:margin-right="0cm" fo:margin-top="0cm" fo:margin-bottom="0.049cm" fo:line-height="107%" fo:text-align="start" style:justify-single-word="false" fo:text-indent="0cm" style:auto-text-indent="false"/>
    </style:style>
    <style:style style:name="P5" style:family="paragraph" style:parent-style-name="Standard">
      <style:paragraph-properties fo:margin-left="0cm" fo:margin-right="0cm" fo:margin-top="0cm" fo:margin-bottom="0cm" fo:line-height="107%" fo:text-align="center" style:justify-single-word="false" fo:text-indent="0cm" style:auto-text-indent="false"/>
    </style:style>
    <style:style style:name="P6" style:family="paragraph" style:parent-style-name="Standard">
      <style:paragraph-properties fo:margin-left="0cm" fo:margin-right="0cm" fo:margin-top="0cm" fo:margin-bottom="0cm" fo:line-height="107%" fo:text-align="start" style:justify-single-word="false" fo:text-indent="0cm" style:auto-text-indent="false"/>
    </style:style>
    <style:style style:name="P7" style:family="paragraph" style:parent-style-name="Standard">
      <style:paragraph-properties fo:margin-left="0cm" fo:margin-right="0cm" fo:margin-top="0cm" fo:margin-bottom="0cm" fo:line-height="100%" fo:text-indent="0cm" style:auto-text-indent="false"/>
    </style:style>
    <style:style style:name="P8" style:family="paragraph" style:parent-style-name="Standard">
      <style:paragraph-properties fo:margin-left="0cm" fo:margin-right="0cm" fo:margin-top="0cm" fo:margin-bottom="0cm" fo:line-height="100%" fo:text-align="center" style:justify-single-word="false" fo:text-indent="0cm" style:auto-text-indent="false"/>
    </style:style>
    <style:style style:name="P9" style:family="paragraph" style:parent-style-name="Standard">
      <style:paragraph-properties fo:margin-left="0cm" fo:margin-right="0cm" fo:margin-top="0cm" fo:margin-bottom="0.025cm" fo:line-height="107%" fo:text-align="start" style:justify-single-word="false" fo:text-indent="0cm" style:auto-text-indent="false"/>
    </style:style>
    <style:style style:name="P10" style:family="paragraph" style:parent-style-name="Standard">
      <style:paragraph-properties fo:margin-left="0cm" fo:margin-right="0cm" fo:margin-top="0cm" fo:margin-bottom="0.039cm" fo:line-height="107%" fo:text-align="start" style:justify-single-word="false" fo:text-indent="0cm" style:auto-text-indent="false"/>
    </style:style>
    <style:style style:name="P11" style:family="paragraph" style:parent-style-name="Standard">
      <style:paragraph-properties fo:margin-left="0cm" fo:margin-right="0cm" fo:margin-top="0cm" fo:margin-bottom="0.028cm" fo:line-height="107%" fo:text-align="start" style:justify-single-word="false" fo:text-indent="0cm" style:auto-text-indent="false"/>
    </style:style>
    <style:style style:name="P12" style:family="paragraph" style:parent-style-name="Standard">
      <style:paragraph-properties fo:margin-left="-0.009cm" fo:margin-right="0.318cm" fo:margin-top="0cm" fo:margin-bottom="0.009cm" fo:text-align="start" style:justify-single-word="false" fo:text-indent="-0.018cm" style:auto-text-indent="false"/>
    </style:style>
    <style:style style:name="P13" style:family="paragraph" style:parent-style-name="Standard">
      <style:paragraph-properties fo:margin-left="-0.009cm" fo:margin-right="2.353cm" fo:margin-top="0cm" fo:margin-bottom="0.009cm" fo:text-align="start" style:justify-single-word="false" fo:text-indent="-0.018cm" style:auto-text-indent="false"/>
    </style:style>
    <style:style style:name="P14" style:family="paragraph" style:parent-style-name="Standard">
      <style:paragraph-properties fo:margin-left="-0.009cm" fo:margin-right="0cm" fo:text-indent="-0.018cm" style:auto-text-indent="false"/>
    </style:style>
    <style:style style:name="P15" style:family="paragraph" style:parent-style-name="Standard">
      <style:paragraph-properties fo:margin-left="-0.009cm" fo:margin-right="0cm" fo:text-align="center" style:justify-single-word="false" fo:text-indent="-0.018cm" style:auto-text-indent="false"/>
    </style:style>
    <style:style style:name="P16" style:family="paragraph" style:parent-style-name="Standard">
      <style:paragraph-properties fo:margin-left="-0.009cm" fo:margin-right="4.08cm" fo:text-indent="-0.018cm" style:auto-text-indent="false"/>
    </style:style>
    <style:style style:name="P17" style:family="paragraph" style:parent-style-name="Standard">
      <style:paragraph-properties fo:margin-left="0cm" fo:margin-right="0.344cm" fo:text-indent="-0.018cm" style:auto-text-indent="false"/>
    </style:style>
    <style:style style:name="P18" style:family="paragraph" style:parent-style-name="Standard">
      <style:paragraph-properties fo:margin-left="-0.026cm" fo:margin-right="0cm" fo:text-indent="1.249cm" style:auto-text-indent="false"/>
    </style:style>
    <style:style style:name="P19" style:family="paragraph" style:parent-style-name="Standard" style:list-style-name="WWNum1">
      <style:paragraph-properties fo:margin-left="0.018cm" fo:margin-right="0cm" fo:text-indent="-0.423cm" style:auto-text-indent="false"/>
    </style:style>
    <style:style style:name="P20" style:family="paragraph" style:parent-style-name="Standard" style:list-style-name="WWNum3">
      <style:paragraph-properties fo:margin-left="0.018cm" fo:margin-right="0cm" fo:text-indent="-0.423cm" style:auto-text-indent="false"/>
    </style:style>
    <style:style style:name="P21" style:family="paragraph" style:parent-style-name="Standard" style:list-style-name="WWNum4">
      <style:paragraph-properties fo:margin-left="0.018cm" fo:margin-right="0cm" fo:text-indent="-0.423cm" style:auto-text-indent="false"/>
    </style:style>
    <style:style style:name="P22" style:family="paragraph" style:parent-style-name="Standard" style:list-style-name="WWNum1">
      <style:paragraph-properties fo:margin-left="0.018cm" fo:margin-right="0cm" fo:margin-top="0cm" fo:margin-bottom="0.009cm" fo:text-indent="-0.423cm" style:auto-text-indent="false"/>
    </style:style>
    <style:style style:name="P23" style:family="paragraph" style:parent-style-name="Standard">
      <style:paragraph-properties fo:margin-left="0.423cm" fo:margin-right="0cm" fo:text-indent="0cm" style:auto-text-indent="false"/>
    </style:style>
    <style:style style:name="P24" style:family="paragraph" style:parent-style-name="Standard">
      <style:paragraph-properties fo:margin-left="0.423cm" fo:margin-right="0cm" fo:text-indent="0cm" style:auto-text-indent="false" fo:background-color="#ffffff">
        <style:background-image/>
      </style:paragraph-properties>
    </style:style>
    <style:style style:name="P25" style:family="paragraph" style:parent-style-name="Standard">
      <style:paragraph-properties fo:margin-left="0.423cm" fo:margin-right="0cm" fo:margin-top="0cm" fo:margin-bottom="0.009cm" fo:text-indent="0cm" style:auto-text-indent="false"/>
    </style:style>
    <style:style style:name="P26" style:family="paragraph" style:parent-style-name="Standard">
      <style:paragraph-properties fo:margin-left="-0.009cm" fo:margin-right="5.223cm" fo:text-indent="-0.018cm" style:auto-text-indent="false"/>
    </style:style>
    <style:style style:name="P27" style:family="paragraph" style:parent-style-name="Standard">
      <style:paragraph-properties fo:margin-left="-0.009cm" fo:margin-right="1.379cm" fo:text-indent="-0.018cm" style:auto-text-indent="false"/>
    </style:style>
    <style:style style:name="P28" style:family="paragraph" style:parent-style-name="Standard">
      <style:paragraph-properties fo:margin-left="-0.009cm" fo:margin-right="3.394cm" fo:text-indent="-0.018cm" style:auto-text-indent="false"/>
    </style:style>
    <style:style style:name="P29" style:family="paragraph" style:parent-style-name="Standard">
      <style:paragraph-properties fo:margin-left="0cm" fo:margin-right="0.106cm" fo:margin-top="0cm" fo:margin-bottom="0cm" fo:line-height="100%" fo:text-align="center" style:justify-single-word="false" fo:text-indent="0cm" style:auto-text-indent="false"/>
    </style:style>
    <style:style style:name="P30" style:family="paragraph" style:parent-style-name="Standard">
      <style:paragraph-properties fo:margin-left="0cm" fo:margin-right="0.108cm" fo:margin-top="0cm" fo:margin-bottom="0cm" fo:line-height="100%" fo:text-align="center" style:justify-single-word="false" fo:text-indent="0cm" style:auto-text-indent="false"/>
    </style:style>
    <style:style style:name="P31" style:family="paragraph" style:parent-style-name="Standard">
      <style:paragraph-properties fo:margin-left="0cm" fo:margin-right="0.104cm" fo:margin-top="0cm" fo:margin-bottom="0cm" fo:line-height="100%" fo:text-align="center" style:justify-single-word="false" fo:text-indent="0cm" style:auto-text-indent="false"/>
    </style:style>
    <style:style style:name="P32" style:family="paragraph" style:parent-style-name="Standard">
      <style:paragraph-properties fo:margin-left="0cm" fo:margin-right="0.095cm" fo:margin-top="0cm" fo:margin-bottom="0cm" fo:line-height="100%" fo:text-align="center" style:justify-single-word="false" fo:text-indent="0cm" style:auto-text-indent="false"/>
    </style:style>
    <style:style style:name="P33" style:family="paragraph" style:parent-style-name="Standard">
      <style:paragraph-properties fo:margin-left="0cm" fo:margin-right="0.109cm" fo:margin-top="0cm" fo:margin-bottom="0cm" fo:line-height="100%" fo:text-align="center" style:justify-single-word="false" fo:text-indent="0cm" style:auto-text-indent="false"/>
    </style:style>
    <style:style style:name="P34" style:family="paragraph" style:parent-style-name="Standard">
      <style:paragraph-properties fo:margin-left="0cm" fo:margin-right="0.099cm" fo:margin-top="0cm" fo:margin-bottom="0cm" fo:line-height="100%" fo:text-align="center" style:justify-single-word="false" fo:text-indent="0cm" style:auto-text-indent="false"/>
    </style:style>
    <style:style style:name="P35" style:family="paragraph" style:parent-style-name="Standard">
      <style:paragraph-properties fo:margin-left="0cm" fo:margin-right="0.113cm" fo:margin-top="0cm" fo:margin-bottom="0cm" fo:line-height="100%" fo:text-align="center" style:justify-single-word="false" fo:text-indent="0cm" style:auto-text-indent="false"/>
    </style:style>
    <style:style style:name="P36" style:family="paragraph" style:parent-style-name="Standard">
      <style:paragraph-properties fo:margin-left="0cm" fo:margin-right="0.111cm" fo:margin-top="0cm" fo:margin-bottom="0cm" fo:line-height="100%" fo:text-align="center" style:justify-single-word="false" fo:text-indent="0cm" style:auto-text-indent="false"/>
    </style:style>
    <style:style style:name="P37" style:family="paragraph" style:parent-style-name="Standard">
      <style:paragraph-properties fo:margin-left="0cm" fo:margin-right="0.102cm" fo:margin-top="0cm" fo:margin-bottom="0cm" fo:line-height="100%" fo:text-align="center" style:justify-single-word="false" fo:text-indent="0cm" style:auto-text-indent="false"/>
    </style:style>
    <style:style style:name="P38" style:family="paragraph" style:parent-style-name="Standard">
      <style:paragraph-properties fo:margin-left="0cm" fo:margin-right="0.097cm" fo:margin-top="0cm" fo:margin-bottom="0cm" fo:line-height="100%" fo:text-align="center" style:justify-single-word="false" fo:text-indent="0cm" style:auto-text-indent="false"/>
    </style:style>
    <style:style style:name="P39" style:family="paragraph" style:parent-style-name="Standard">
      <style:paragraph-properties fo:margin-left="0cm" fo:margin-right="0.101cm" fo:margin-top="0cm" fo:margin-bottom="0cm" fo:line-height="100%" fo:text-align="center" style:justify-single-word="false" fo:text-indent="0cm" style:auto-text-indent="false"/>
    </style:style>
    <style:style style:name="P40" style:family="paragraph" style:parent-style-name="Standard">
      <style:paragraph-properties fo:margin-left="0cm" fo:margin-right="0.093cm" fo:margin-top="0cm" fo:margin-bottom="0cm" fo:line-height="100%" fo:text-align="center" style:justify-single-word="false" fo:text-indent="0cm" style:auto-text-indent="false"/>
    </style:style>
    <style:style style:name="P41" style:family="paragraph" style:parent-style-name="Standard">
      <style:paragraph-properties fo:margin-left="0cm" fo:margin-right="0.115cm" fo:margin-top="0cm" fo:margin-bottom="0cm" fo:line-height="100%" fo:text-align="center" style:justify-single-word="false" fo:text-indent="0cm" style:auto-text-indent="false"/>
    </style:style>
    <style:style style:name="P42" style:family="paragraph" style:parent-style-name="Standard">
      <style:paragraph-properties fo:margin-left="0cm" fo:margin-right="0.007cm" fo:margin-top="0cm" fo:margin-bottom="0cm" fo:line-height="100%" fo:text-align="center" style:justify-single-word="false" fo:text-indent="0cm" style:auto-text-indent="false"/>
    </style:style>
    <style:style style:name="P43" style:family="paragraph" style:parent-style-name="Standard">
      <style:paragraph-properties fo:margin-left="0.004cm" fo:margin-right="0cm" fo:margin-top="0cm" fo:margin-bottom="0cm" fo:line-height="100%" fo:text-align="center" style:justify-single-word="false" fo:text-indent="0cm" style:auto-text-indent="false"/>
    </style:style>
    <style:style style:name="P44" style:family="paragraph" style:parent-style-name="Standard">
      <style:paragraph-properties fo:margin-left="0.012cm" fo:margin-right="0cm" fo:margin-top="0cm" fo:margin-bottom="0cm" fo:line-height="100%" fo:text-align="center" style:justify-single-word="false" fo:text-indent="0cm" style:auto-text-indent="false"/>
    </style:style>
    <style:style style:name="P45" style:family="paragraph" style:parent-style-name="Standard">
      <style:paragraph-properties fo:margin-left="0cm" fo:margin-right="0.009cm" fo:margin-top="0cm" fo:margin-bottom="0cm" fo:line-height="100%" fo:text-align="center" style:justify-single-word="false" fo:text-indent="0cm" style:auto-text-indent="false"/>
    </style:style>
    <style:style style:name="P46" style:family="paragraph" style:parent-style-name="Standard">
      <style:paragraph-properties fo:margin-left="0.007cm" fo:margin-right="0cm" fo:margin-top="0cm" fo:margin-bottom="0cm" fo:line-height="100%" fo:text-align="center" style:justify-single-word="false" fo:text-indent="0cm" style:auto-text-indent="false"/>
    </style:style>
    <style:style style:name="P47" style:family="paragraph" style:parent-style-name="Standard">
      <style:paragraph-properties fo:margin-left="0.002cm" fo:margin-right="0cm" fo:margin-top="0cm" fo:margin-bottom="0cm" fo:line-height="100%" fo:text-align="center" style:justify-single-word="false" fo:text-indent="0cm" style:auto-text-indent="false"/>
    </style:style>
    <style:style style:name="P48" style:family="paragraph" style:parent-style-name="Standard">
      <style:paragraph-properties fo:margin-left="0.009cm" fo:margin-right="0cm" fo:margin-top="0cm" fo:margin-bottom="0cm" fo:line-height="100%" fo:text-align="center" style:justify-single-word="false" fo:text-indent="0cm" style:auto-text-indent="false"/>
    </style:style>
    <style:style style:name="P49" style:family="paragraph" style:parent-style-name="Standard">
      <style:paragraph-properties fo:margin-left="0cm" fo:margin-right="0.005cm" fo:margin-top="0cm" fo:margin-bottom="0cm" fo:line-height="100%" fo:text-align="center" style:justify-single-word="false" fo:text-indent="0cm" style:auto-text-indent="false"/>
    </style:style>
    <style:style style:name="P50" style:family="paragraph" style:parent-style-name="Standard">
      <style:paragraph-properties fo:margin-left="0.005cm" fo:margin-right="0cm" fo:margin-top="0cm" fo:margin-bottom="0cm" fo:line-height="100%" fo:text-align="center" style:justify-single-word="false" fo:text-indent="0cm" style:auto-text-indent="false"/>
    </style:style>
    <style:style style:name="P51" style:family="paragraph" style:parent-style-name="Standard">
      <style:paragraph-properties fo:margin-left="-0.009cm" fo:margin-right="6.158cm" fo:margin-top="0cm" fo:margin-bottom="0.009cm" fo:text-align="start" style:justify-single-word="false" fo:text-indent="-0.018cm" style:auto-text-indent="false"/>
    </style:style>
    <style:style style:name="P52" style:family="paragraph" style:parent-style-name="Standard">
      <style:paragraph-properties fo:margin-left="0cm" fo:margin-right="2.873cm" fo:margin-top="0cm" fo:margin-bottom="0cm" fo:line-height="100%" fo:text-align="start" style:justify-single-word="false" fo:text-indent="0cm" style:auto-text-indent="false"/>
    </style:style>
    <style:style style:name="P53" style:family="paragraph" style:parent-style-name="Standard">
      <style:paragraph-properties fo:margin-left="0cm" fo:margin-right="2.706cm" fo:margin-top="0cm" fo:margin-bottom="0cm" fo:line-height="100%" fo:text-align="start" style:justify-single-word="false" fo:text-indent="0cm" style:auto-text-indent="false"/>
    </style:style>
    <style:style style:name="P54" style:family="paragraph" style:parent-style-name="Standard">
      <style:paragraph-properties fo:margin-left="0cm" fo:margin-right="2.337cm" fo:margin-top="0cm" fo:margin-bottom="0cm" fo:line-height="115%" fo:text-align="start" style:justify-single-word="false" fo:text-indent="0cm" style:auto-text-indent="false"/>
    </style:style>
    <style:style style:name="P55" style:family="paragraph" style:parent-style-name="Standard">
      <style:paragraph-properties fo:margin-left="0cm" fo:margin-right="2.372cm" fo:margin-top="0cm" fo:margin-bottom="0cm" fo:line-height="107%" fo:text-align="start" style:justify-single-word="false" fo:text-indent="0cm" style:auto-text-indent="false"/>
    </style:style>
    <style:style style:name="P56" style:family="paragraph" style:parent-style-name="Standard">
      <style:paragraph-properties fo:margin-left="0.081cm" fo:margin-right="0.074cm" fo:margin-top="0cm" fo:margin-bottom="0cm" fo:line-height="107%" fo:text-align="center" style:justify-single-word="false" fo:text-indent="-0.018cm" style:auto-text-indent="false"/>
    </style:style>
    <style:style style:name="P57" style:family="paragraph" style:parent-style-name="Standard">
      <style:paragraph-properties fo:margin-left="0.081cm" fo:margin-right="0.074cm" fo:margin-top="0cm" fo:margin-bottom="0.39cm" fo:line-height="107%" fo:text-align="center" style:justify-single-word="false" fo:text-indent="-0.018cm" style:auto-text-indent="false"/>
    </style:style>
    <style:style style:name="P58" style:family="paragraph" style:parent-style-name="Standard" style:list-style-name="WWNum2">
      <style:paragraph-properties fo:margin-left="0.018cm" fo:margin-right="0cm" fo:text-indent="-0.635cm" style:auto-text-indent="false"/>
    </style:style>
    <style:style style:name="P59" style:family="paragraph" style:parent-style-name="Standard" style:list-style-name="WWNum2">
      <style:paragraph-properties fo:margin-left="0.018cm" fo:margin-right="0cm" fo:margin-top="0cm" fo:margin-bottom="0.295cm" fo:text-indent="-0.635cm" style:auto-text-indent="false"/>
    </style:style>
    <style:style style:name="P60" style:family="paragraph" style:parent-style-name="Standard">
      <style:paragraph-properties fo:margin-left="0.081cm" fo:margin-right="0cm" fo:margin-top="0cm" fo:margin-bottom="0cm" fo:line-height="107%" fo:text-align="center" style:justify-single-word="false" fo:text-indent="-0.018cm" style:auto-text-indent="false"/>
    </style:style>
    <style:style style:name="P61" style:family="paragraph" style:parent-style-name="Standard">
      <style:paragraph-properties fo:margin-left="1.266cm" fo:margin-right="0cm" fo:text-indent="-0.018cm" style:auto-text-indent="false"/>
    </style:style>
    <style:style style:name="P62" style:family="paragraph" style:parent-style-name="Standard">
      <style:paragraph-properties fo:margin-left="1.266cm" fo:margin-right="0cm" fo:margin-top="0cm" fo:margin-bottom="0.032cm" fo:line-height="107%" fo:text-align="start" style:justify-single-word="false" fo:text-indent="-0.018cm" style:auto-text-indent="false"/>
    </style:style>
    <style:style style:name="P63" style:family="paragraph" style:parent-style-name="Standard">
      <style:paragraph-properties fo:margin-left="1.266cm" fo:margin-right="3.036cm" fo:text-indent="-0.018cm" style:auto-text-indent="false"/>
    </style:style>
    <style:style style:name="P64" style:family="paragraph" style:parent-style-name="Standard">
      <style:paragraph-properties fo:margin-left="0.018cm" fo:margin-right="0cm" fo:text-indent="-0.018cm" style:auto-text-indent="false"/>
    </style:style>
    <style:style style:name="P65" style:family="paragraph" style:parent-style-name="Heading_20_1" style:master-page-name="Standard">
      <style:paragraph-properties style:page-number="auto"/>
    </style:style>
    <style:style style:name="P66" style:family="paragraph" style:parent-style-name="List_20_Paragraph">
      <style:paragraph-properties fo:margin-left="0.423cm" fo:margin-right="0cm" fo:text-indent="0cm" style:auto-text-indent="false"/>
    </style:style>
    <style:style style:name="P67" style:family="paragraph" style:parent-style-name="List_20_Paragraph">
      <style:paragraph-properties fo:margin-left="0.423cm" fo:margin-right="0cm" fo:margin-top="0cm" fo:margin-bottom="0cm" fo:line-height="107%" fo:text-indent="0cm" style:auto-text-indent="false"/>
    </style:style>
    <style:style style:name="P68" style:family="paragraph" style:parent-style-name="List_20_Paragraph" style:list-style-name="WWNum7">
      <style:paragraph-properties fo:margin-left="1.27cm" fo:margin-right="0cm" fo:text-indent="-0.018cm" style:auto-text-indent="false"/>
    </style:style>
    <style:style style:name="P69" style:family="paragraph" style:parent-style-name="List_20_Paragraph" style:list-style-name="WWNum9">
      <style:paragraph-properties fo:margin-left="1.27cm" fo:margin-right="0cm" fo:margin-top="0cm" fo:margin-bottom="0.046cm" fo:line-height="107%" fo:text-align="start" style:justify-single-word="false" fo:text-indent="-0.018cm" style:auto-text-indent="false"/>
    </style:style>
    <style:style style:name="P70" style:family="paragraph" style:parent-style-name="List_20_Paragraph" style:list-style-name="WWNum8">
      <style:paragraph-properties fo:margin-left="1.27cm" fo:margin-right="3.394cm" fo:text-indent="-0.018cm" style:auto-text-indent="false"/>
    </style:style>
    <style:style style:name="P71" style:family="paragraph" style:parent-style-name="List_20_Paragraph" style:list-style-name="WWNum8">
      <style:paragraph-properties fo:margin-left="1.27cm" fo:margin-right="3.394cm" fo:text-align="start" style:justify-single-word="false" fo:text-indent="-0.018cm" style:auto-text-indent="false"/>
    </style:style>
    <style:style style:name="P72" style:family="paragraph" style:parent-style-name="List_20_Paragraph">
      <style:paragraph-properties fo:margin-left="0.609cm" fo:margin-right="3.394cm" fo:text-align="start" style:justify-single-word="false" fo:text-indent="0cm" style:auto-text-indent="false"/>
      <style:text-properties fo:color="#000000"/>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242d33" style:font-name-complex="Open Sans1"/>
    </style:style>
    <style:style style:name="T4" style:family="text">
      <style:text-properties fo:color="#242d33" style:font-name="Open Sans" style:font-name-complex="Open Sans1"/>
    </style:style>
    <style:style style:name="T5" style:family="text">
      <style:text-properties fo:color="#242d33" style:font-name="Calibri" style:font-name-complex="Calibri1"/>
    </style:style>
    <style:style style:name="T6" style:family="text">
      <style:text-properties style:font-name="Calibri" style:font-name-complex="Calibri1"/>
    </style:style>
    <style:style style:name="T7" style:family="text">
      <style:text-properties style:font-name="Calibri" fo:font-size="11pt" style:font-name-asian="Calibri1" style:font-size-asian="11pt" style:font-name-complex="Calibri1"/>
    </style:style>
    <style:style style:name="T8" style:family="text">
      <style:text-properties fo:color="#000000"/>
    </style:style>
    <style:style style:name="T9" style:family="text">
      <style:text-properties fo:color="#000000" style:font-name="Calibri" style:font-name-complex="Calibri1"/>
    </style:style>
    <style:style style:name="T10" style:family="text">
      <style:text-properties fo:color="#000000" fo:font-weight="bold" style:font-weight-asian="bold" style:font-weight-complex="bold"/>
    </style:style>
    <style:style style:name="T11" style:family="text">
      <style:text-properties fo:color="#000000" style:text-position="super 58%"/>
    </style:style>
    <style:style style:name="T12" style:family="text">
      <style:text-properties fo:color="#bcc0c3" style:font-name="Arial1" fo:font-size="10.5pt" fo:font-style="normal" fo:font-weight="bold" style:font-size-asian="10.5pt" style:font-style-asian="normal" style:font-weight-asian="bold" style:font-name-complex="Arial2" style:font-size-complex="10.5pt" style:font-style-complex="normal" style:font-weight-complex="bold"/>
    </style:style>
    <style:style style:name="T13" style:family="text">
      <style:text-properties fo:color="#bdc1c6" style:font-name="Arial1" fo:font-size="10.5pt" style:font-size-asian="10.5pt" style:font-name-complex="Arial2" style:font-size-complex="10.5pt"/>
    </style:style>
    <style:style style:name="T14" style:family="text">
      <style:text-properties fo:color="#ffffff" fo:font-weight="bold" style:font-weight-asian="bold"/>
    </style:style>
    <style:style style:name="T15"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198972028646375666" text:style-name="Outline">
        <text:list-item>
          <text:h text:style-name="P65" text:outline-level="1">Урок 1 Вещества. Свойства веществ. Физические и химические явления </text:h>
        </text:list-item>
      </text:list>
      <text:p text:style-name="P1"><text:span text:style-name="T1"><text:s/></text:span></text:p>
      <text:p text:style-name="Standard"><text:span text:style-name="T1">Задание 1.</text:span> Правильно прочитайте слова и словосочетания. Определите род имён существительных. агрегатное состояние – средний р.,</text:p>
      <text:p text:style-name="Standard">вещество – средний р, им. Существительное </text:p>
      <text:p text:style-name="Standard">газ – мужской род. ,им. <text:s/>Существительное <text:s/></text:p>
      <text:p text:style-name="Standard">газообразный – им. Прилагательное </text:p>
      <text:p text:style-name="Standard">горение – средний р, им. Существительное</text:p>
      <text:p text:style-name="Standard">жидкий – средний р, им. Прилагательное </text:p>
      <text:p text:style-name="Standard">замерзание – средний р, </text:p>
      <text:p text:style-name="Standard">измельчение – средний р,</text:p>
      <text:p text:style-name="Standard">кипение – средний р,</text:p>
      <text:p text:style-name="Standard">любой - наречие,</text:p>
      <text:p text:style-name="Standard">образовывать – глагол</text:p>
      <text:p text:style-name="Standard">отличаться – наречие</text:p>
      <text:p text:style-name="Standard">плавление – средний р, им. Существительное </text:p>
      <text:p text:style-name="Standard">порошок – им. Существительное, мужской род </text:p>
      <text:p text:style-name="Standard">признак – им. Существительное, мужской род </text:p>
      <text:p text:style-name="Standard">свойство – средний р, им существительное </text:p>
      <text:p text:style-name="Standard">твердый – им. Прилагательное </text:p>
      <text:p text:style-name="Standard">теплота – им. Существительное, женский род</text:p>
      <text:p text:style-name="Standard">явление – средний р, им. Существительное </text:p>
      <text:p text:style-name="P12"><text:span text:style-name="T1"><text:s/></text:span></text:p>
      <text:p text:style-name="Standard"><text:span text:style-name="T1">Задание 2.</text:span> От каких глаголов образованы эти существительные? Напишите эти глаголы. <text:bookmark-start text:name="_Hlk88386274"/>Плавление плавание - плавать</text:p>
      <text:p text:style-name="Standard">измельчение – измельчить </text:p>
      <text:p text:style-name="Standard">кипение – кипит </text:p>
      <text:p text:style-name="Standard">замерзание – замерзать </text:p>
      <text:p text:style-name="Standard">горение – гореть </text:p>
      <text:p text:style-name="P13"><text:bookmark-end text:name="_Hlk88386274"/><text:span text:style-name="T1"><text:s/></text:span></text:p>
      <text:p text:style-name="P14"><text:span text:style-name="T1">Задание 3. </text:span>Составьте предложения сначала с <text:s/>глаголами из задания 2, а потом с существительными. </text:p>
      <text:p text:style-name="Standard">1.Мои друзья ушли на море позавчера чтобы плавать.</text:p>
      <text:p text:style-name="Standard"><text:span text:style-name="T3">2.Лук измельчить блендером или нашинковать острым ножом, обжарить в оливковом масле до темно-золотистого цвета, остудить.</text:span></text:p>
      <text:p text:style-name="Standard"><text:span text:style-name="T3">3.Чтобы вода была чистой её нужна кипит.</text:span></text:p>
      <text:p text:style-name="Standard"><text:span text:style-name="T3">4.Улица так холодно можно замерзать ведро воды.</text:span></text:p>
      <text:p text:style-name="Standard"><text:span text:style-name="T3">5. Закатное солнце окрасило их в нежно-розовые тона, в некоторых окнах уже гореть свет. <text:s text:c="4"/></text:span></text:p>
      <text:p text:style-name="Standard"><text:span text:style-name="T3">6. Плавление - это спорт который самый распространённый во всех странах.</text:span></text:p>
      <text:p text:style-name="Standard"><text:span text:style-name="T3">7. Механическое измельчение пищи значительно облегчает последующий процесс пищеварения, а затем и всасывания веществ в кровь.</text:span></text:p>
      <text:p text:style-name="Standard"><text:span text:style-name="T3">8. Перед едой опустить фрикадельки в кипящий бульон и варить при слабом кипении 10 минут.</text:span></text:p>
      <text:p text:style-name="Standard"><text:span text:style-name="T3">9.</text:span><text:span text:style-name="T4"> </text:span><text:span text:style-name="T3">Всем известно из школьного курса физики, что вода при замерзании расширяется.</text:span></text:p>
      <text:p text:style-name="Standard"><text:span text:style-name="T3">10. </text:span><text:span text:style-name="T5">Нельзя слишком увлекаться изображением внутреннего горения при внешнем спокойствии.</text:span></text:p>
      <text:p text:style-name="P14"/>
      <text:p text:style-name="P2"><text:span text:style-name="T1">Задание 4. </text:span>Подберите существительные к прилагательным. </text:p>
      <text:p text:style-name="Standard"><text:soft-page-break/>Агрегатное состояние, газообразный веществ, жидкий элемент, любой время, твердые вещества, теплый дом, сладкий конфет, растворимый лёд, физический движение, химический состав.</text:p>
      <text:p text:style-name="P3"><text:span text:style-name="T1"><text:s/></text:span></text:p>
      <text:p text:style-name="P14"><text:span text:style-name="T1">Задание 5. </text:span>Подберите антонимы к словам.<text:span text:style-name="T1"> </text:span></text:p>
      <text:p text:style-name="Standard">Жидкий - густой,</text:p>
      <text:p text:style-name="Standard"><text:s/>любой – особенный, избранный;</text:p>
      <text:p text:style-name="Standard"><text:s/>твердый - мягкий,</text:p>
      <text:p text:style-name="Standard"><text:s/>теплый - холодный, </text:p>
      <text:p text:style-name="Standard">сладкий – горький, </text:p>
      <text:p text:style-name="Standard">растворимый – нерастворимый.</text:p>
      <text:p text:style-name="P3"><text:span text:style-name="T1"><text:s/></text:span></text:p>
      <text:p text:style-name="P14"><text:span text:style-name="T1">Задание 6. </text:span>Поставьте прилагательные в сравнительную форму. </text:p>
      <text:p text:style-name="Standard">Активный-Активнее, </text:p>
      <text:p text:style-name="Standard">Горячий-горячее,</text:p>
      <text:p text:style-name="Standard">жидкий-жиже, </text:p>
      <text:p text:style-name="Standard">легкий-легче, </text:p>
      <text:p text:style-name="Standard">твёрдый-твёрже, </text:p>
      <text:p text:style-name="Standard">тёплый-теплее, </text:p>
      <text:p text:style-name="Standard">сладкий-слаще, </text:p>
      <text:p text:style-name="Standard">крупный-крупнее,</text:p>
      <text:p text:style-name="Standard">большой- больше,</text:p>
      <text:p text:style-name="Standard">хороший - лучший.<text:span text:style-name="T1"> </text:span></text:p>
      <text:p text:style-name="P16"><text:span text:style-name="T1">Задание 7. </text:span>Объясните значение слов. Составьте с ними предложения. <text:s/></text:p>
      <text:p text:style-name="Standard"/>
      <text:p text:style-name="Standard">Горячий, теплый, горящий, горючий – Эти слова паронимы.</text:p>
      <text:p text:style-name="Standard"/>
      <text:p text:style-name="P17">1. В электроном чайнике кипит горячая вода.</text:p>
      <text:p text:style-name="Standard">2. Хорошо когда сидишь в тёплом доме когда на улице холодно.</text:p>
      <text:p text:style-name="Standard">3. Мне не хотелось лишних разговоров, и я стал усиленно всматриваться в горящий солнечным отсветом запад.</text:p>
      <text:p text:style-name="Standard">4. Литий используют в качестве горючего вещества в современном твёрдом ракетном топливе.</text:p>
      <text:p text:style-name="P16"/>
      <text:p text:style-name="P3"><text:span text:style-name="T1"><text:s/></text:span></text:p>
      <text:p text:style-name="P14"><text:span text:style-name="T1">Задание 8. </text:span>Прочитайте текст. <text:s/>Дайте ему название.<text:span text:style-name="T1"> </text:span></text:p>
      <text:p text:style-name="P15"><text:span text:style-name="T1">Химическое вещество</text:span></text:p>
      <text:p text:style-name="P2"><text:s/><text:tab/>Химия изучает вещества и их превращения. Вещество – это то, из чего состоит окружающий нас мир и мы сами. Свойствами вещества называются признаки, по которым вещества отличаются друг от друга или сходны между собой. </text:p>
      <text:p text:style-name="P18">Существует очень много веществ. Каждое вещество имеет свои свойства. Например, сахар и мел. Это твердые вещества белого цвета. Они не имеют запаха. Сахар растворяется в воде. Мел в воде не растворяется. Сахар – сладкий. Мел – не имеет вкуса. </text:p>
      <text:p text:style-name="P18">Агрегатное состояние (твёрдое, жидкое, газообразное), цвет, запах, растворимость в воде – это физические свойства вещества. </text:p>
      <text:p text:style-name="P18">Любое изменение в природе – это явление. Растворение сахара в воде, кипение воды, движение человека – это явления. Различают физические и химические явления. </text:p>
      <text:p text:style-name="P18"><text:soft-page-break/>При физических явлениях новые вещества не образуются. Изменяются только отдельные свойства. Например, при кипении воды изменяется ее агрегатное состояние (вода жидкая превращается в воду газообразную): H2O(жидкость)→ кипение→ H2O(газ) <text:s/></text:p>
      <text:p text:style-name="P18">Если измельчить кусок мела, то изменится только форма тела (кусок мела превращается в порошок): CaCO3(кусок мела) → измельчение→ <text:s/>CaCO3(порошок). Никаких новых веществ не образуется. </text:p>
      <text:p text:style-name="P18">Химические явления – это явления, в результате которых образуются новые вещества с новыми свойствами. <text:s/>Например, при горении серы (S) выделяется теплота и образуется новое вещество (SO2) – газ с неприятным запахом. Таким образом, химия изучает состав, строение, свойства и превращения веществ. </text:p>
      <text:p text:style-name="P3"><text:span text:style-name="T1"><text:s/></text:span></text:p>
      <text:p text:style-name="P14"><text:span text:style-name="T1">Задание 9. </text:span>Ответьте на вопросы.<text:span text:style-name="T1"> </text:span></text:p>
      <text:list xml:id="list4599119454368249879" text:style-name="WWNum1">
        <text:list-item>
          <text:p text:style-name="P19">Что изучает химия? </text:p>
        </text:list-item>
      </text:list>
      <text:p text:style-name="P23">Химия изучает вещества и их превращения.</text:p>
      <text:list xml:id="list33358959" text:continue-numbering="true" text:style-name="WWNum1">
        <text:list-item>
          <text:p text:style-name="P19">Что такое вещество? Приведите примеры.</text:p>
        </text:list-item>
      </text:list>
      <text:p text:style-name="P23"><text:s/>Вещество – это то, из чего состоит окружающий нас мир и мы сами.</text:p>
      <text:p text:style-name="P23">Например: <text:span text:style-name="T9">Стекло, железо, алюминий, вода, углекислый газ</text:span></text:p>
      <text:list xml:id="list33355762" text:continue-numbering="true" text:style-name="WWNum1">
        <text:list-item>
          <text:p text:style-name="P19">Что такое свойства вещества? Какие свойства веществ вы знаете?</text:p>
        </text:list-item>
      </text:list>
      <text:p text:style-name="P2"><text:s/>Свойствами вещества называются признаки, по которым вещества отличаются друг от друга или сходны между собой.</text:p>
      <text:p text:style-name="P2">Например: Сахар и мел. Это твердые вещества белого цвета. Они не имеют запаха. Сахар растворяется в воде. Мел в воде не растворяется. Сахар – сладкий. Мел – не имеет вкуса. Вода при очень высокой температуре разлагается на водород и кислород. Вода вступает в химическую реакцию с натрием, при этом образуется гидроксид натрия. <text:s/></text:p>
      <text:list xml:id="list33366804" text:continue-numbering="true" text:style-name="WWNum1">
        <text:list-item>
          <text:p text:style-name="P19">Опишите физические свойства следующих веществ: воды, соли, серебра.</text:p>
        </text:list-item>
      </text:list>
      <text:p text:style-name="P23"><text:s/>Например, при кипении воды изменяется ее агрегатное состояние (вода жидкая превращается в воду газообразную): H2O(жидкость)→ кипение→ H2O(газ),</text:p>
      <text:p text:style-name="P24"><text:span text:style-name="T8">При нормальных условиях </text:span><text:span text:style-name="T10">соли</text:span><text:span text:style-name="T8"> — твёрдые кристаллические вещества. У </text:span><text:span text:style-name="T10">солей</text:span><text:span text:style-name="T8"> типичных металлов — ионная кристаллическая решётка, поэтому они имеют сравнительно высокую температуру плавления и нелетучий. Окраска </text:span><text:span text:style-name="T10">солей</text:span><text:span text:style-name="T8"> чрезвычайно разнообразна.</text:span></text:p>
      <text:p text:style-name="P24"><text:span text:style-name="T8">Серебро является довольно тяжелым металлом, его плотность составляет 10,5 г/см</text:span><text:span text:style-name="T11">3 </text:span><text:span text:style-name="T8">.</text:span></text:p>
      <text:list xml:id="list33360991" text:continue-numbering="true" text:style-name="WWNum1">
        <text:list-item>
          <text:p text:style-name="P19">Что такое явления? </text:p>
        </text:list-item>
      </text:list>
      <text:p text:style-name="P23">Любое изменение в природе – это явление.</text:p>
      <text:list xml:id="list33348965" text:continue-numbering="true" text:style-name="WWNum1">
        <text:list-item>
          <text:p text:style-name="P19">Какие вы знаете явления? </text:p>
        </text:list-item>
      </text:list>
      <text:p text:style-name="P66">Растворение сахара в воде, кипение воды, движение человека – это явления. Различают физические и химические явления. </text:p>
      <text:p text:style-name="P66">При физических явлениях новые вещества не образуются. Изменяются только отдельные свойства.</text:p>
      <text:list xml:id="list33365204" text:continue-numbering="true" text:style-name="WWNum1">
        <text:list-item>
          <text:p text:style-name="P22">Какие это явления (физические или химические): </text:p>
        </text:list-item>
      </text:list>
      <text:p text:style-name="P25">а) замерзание воды; ФИЗИЧЕСКАЯ ЯВЛЕНИЯ </text:p>
      <text:p text:style-name="P25">б) плавление железа; ФИЗИЧЕСКАЯ ЯВЛЕНИЯ</text:p>
      <text:p text:style-name="P25">в) горение спирта; ХИМИЧЕСКАЯ ЯВЛЕНИЯ </text:p>
      <text:p text:style-name="P25">г) растворение магния в серной кислоте; ХИМИЧЕСКАЯ ЯВЛЕНИЯ</text:p>
      <text:list xml:id="list33356657" text:continue-numbering="true" text:style-name="WWNum1">
        <text:list-item>
          <text:p text:style-name="P22">Что изменится, если: </text:p>
        </text:list-item>
      </text:list>
      <text:p text:style-name="P25">а) кусок мела превратить в порошок; </text:p>
      <text:p text:style-name="P25"><text:span text:style-name="Emphasis"><text:span text:style-name="T12">изменится</text:span></text:span><text:span text:style-name="T13"> форма тела, но состав вещества не </text:span><text:span text:style-name="Emphasis"><text:span text:style-name="T12">изменится</text:span></text:span><text:span text:style-name="T13">.</text:span></text:p>
      <text:p text:style-name="P25">б) расплавить металл? </text:p>
      <text:p text:style-name="P25"><text:span text:style-name="Emphasis"><text:span text:style-name="T12">изменится</text:span></text:span><text:span text:style-name="T13"> форма тела, но состав вещества не </text:span><text:span text:style-name="Emphasis"><text:span text:style-name="T12">изменится</text:span></text:span><text:span text:style-name="T13">.</text:span></text:p>
      <text:p text:style-name="P1"><text:span text:style-name="T1"><text:s/></text:span></text:p>
      <text:p text:style-name="P14"><text:soft-page-break/><text:span text:style-name="T1">Задание 10. </text:span><text:s/>Составьте план текста. </text:p>
      <text:p text:style-name="P15"><text:span text:style-name="T1">План:</text:span></text:p>
      <text:list xml:id="list801092261071531062" text:style-name="WWNum7">
        <text:list-item>
          <text:p text:style-name="P68">Химия как наука.</text:p>
        </text:list-item>
        <text:list-item>
          <text:p text:style-name="P68">Вещество и его свойство.</text:p>
        </text:list-item>
        <text:list-item>
          <text:p text:style-name="P68">Явления это…</text:p>
        </text:list-item>
        <text:list-item>
          <text:p text:style-name="P68">Физическая и химическая явления.</text:p>
        </text:list-item>
        <text:list-item>
          <text:p text:style-name="P68">Вывод.</text:p>
        </text:list-item>
      </text:list>
      <text:p text:style-name="P4"><text:s/></text:p>
      <text:list xml:id="list33368975" text:continue-list="list5198972028646375666" text:style-name="Outline">
        <text:list-item>
          <text:h text:style-name="Heading_20_1" text:outline-level="1">Урок 2 </text:h>
        </text:list-item>
      </text:list>
      <text:p text:style-name="P1"><text:span text:style-name="T1"><text:s/></text:span></text:p>
      <text:p text:style-name="P12"><text:span text:style-name="T1">Задание 1.</text:span> Правильно прочитайте слова и словосочетания. Определите род имён существительных.</text:p>
      <text:p text:style-name="P12">аллотропия – ж.р. им.сущ</text:p>
      <text:p text:style-name="P12">атом– м.р. им.сущ</text:p>
      <text:p text:style-name="P12">заряд – м.р. им.сущ</text:p>
      <text:p text:style-name="P12">знак, символ – м.р. им.сущ</text:p>
      <text:p text:style-name="P12">ион – м.р. им.сущ</text:p>
      <text:p text:style-name="P12">масса – ж.р. им.сущ</text:p>
      <text:p text:style-name="P12">молекула – ж.р. им.сущ</text:p>
      <text:p text:style-name="P12">простой – им.при.</text:p>
      <text:p text:style-name="P12">размер – м.р. им.сущ</text:p>
      <text:p text:style-name="P12">разрушать – глагол</text:p>
      <text:p text:style-name="P12">свойство – с.р. им.сущ</text:p>
      <text:p text:style-name="P12">сложный – им.при.</text:p>
      <text:p text:style-name="P12">сохранять – глагол</text:p>
      <text:p text:style-name="P12">химическая – им.при</text:p>
      <text:p text:style-name="P12">реакция – ж.р. им.сущ</text:p>
      <text:p text:style-name="P12">химический – им.при.</text:p>
      <text:p text:style-name="P12">элемент – м.р. им.сущ</text:p>
      <text:p text:style-name="P12">частица <text:s/><text:span text:style-name="T1"><text:s/></text:span>– ж.р. им.сущ</text:p>
      <text:p text:style-name="P26"><text:span text:style-name="T1">Задание 2.</text:span> Образуйте прилагательные от этих существительных. </text:p>
      <text:p text:style-name="P26">Химический, </text:p>
      <text:p text:style-name="P26">физический,</text:p>
      <text:p text:style-name="P26">экспериментальный, </text:p>
      <text:p text:style-name="P26">научный, </text:p>
      <text:p text:style-name="P26">атомный, </text:p>
      <text:p text:style-name="P26">молекулярная, </text:p>
      <text:p text:style-name="P26">ионная, </text:p>
      <text:p text:style-name="P26">зарядная. </text:p>
      <text:p text:style-name="P14"><text:span text:style-name="T1">Задание 3. </text:span>Подберите антонимы к словам.<text:span text:style-name="T1"> </text:span></text:p>
      <text:p text:style-name="P14">Простой - сложный</text:p>
      <text:p text:style-name="P14">Быстрый - медленный <text:s/></text:p>
      <text:p text:style-name="P14">Твердый - мягкий </text:p>
      <text:p text:style-name="P14">Одинаковый - разный </text:p>
      <text:p text:style-name="P14">Разнообразный - единообразный </text:p>
      <text:p text:style-name="P14">Растворимый – нерастворимый </text:p>
      <text:p text:style-name="P27"><text:span text:style-name="T1">Задание 4. </text:span>Поставьте прилагательные в сравнительную и превосходную формы. </text:p>
      <text:p text:style-name="P27">Мельче, </text:p>
      <text:p text:style-name="P27"><text:soft-page-break/>новее, </text:p>
      <text:p text:style-name="P27">проще, </text:p>
      <text:p text:style-name="P27">сложнее, </text:p>
      <text:p text:style-name="P27">важнее, </text:p>
      <text:p text:style-name="P27">резче, </text:p>
      <text:p text:style-name="P27">поуже, </text:p>
      <text:p text:style-name="P27">крупнее, </text:p>
      <text:p text:style-name="P27">побольше, </text:p>
      <text:p text:style-name="P27">лучше. </text:p>
      <text:p text:style-name="P28"><text:span text:style-name="T1">Задание 5. </text:span>Найдите синонимы к словам. Составьте с ними предложения. </text:p>
      <text:p text:style-name="P28">Большой-крупный, </text:p>
      <text:p text:style-name="P28">Маленький-малый, <text:s/></text:p>
      <text:p text:style-name="P28">Красивый-очаровательный, </text:p>
      <text:p text:style-name="P28">Простой-естественный, <text:s/></text:p>
      <text:p text:style-name="P28">Частица- атом</text:p>
      <text:list xml:id="list932711388584803193" text:style-name="WWNum8">
        <text:list-item>
          <text:p text:style-name="P70">В Нью-Йорке есть очень много крупные зданий.</text:p>
        </text:list-item>
        <text:list-item>
          <text:p text:style-name="P71"><text:span text:style-name="T8">Мы сидели на старинном маленьком диванчике и смотрели в окно на Большой и Малый театры.</text:span></text:p>
        </text:list-item>
        <text:list-item>
          <text:p text:style-name="P71"><text:span text:style-name="T8">Она была самая очаровательная девушка в вечеринке.</text:span></text:p>
        </text:list-item>
        <text:list-item>
          <text:p text:style-name="P71"><text:span text:style-name="T8">Это естественный поступок для того времени, поскольку многие члены партии имели разрешение на ношение личного оружия.</text:span></text:p>
        </text:list-item>
        <text:list-item>
          <text:p text:style-name="P71"><text:span text:style-name="T8">Я изучал атом и могу сказать: не бывает материи самой по себе!</text:span></text:p>
        </text:list-item>
      </text:list>
      <text:p text:style-name="P72"/>
      <text:p text:style-name="P14"><text:span text:style-name="T1">Задание 6.</text:span> Повторите русские названия химических элементов. </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office:value-type="string">
            <text:p text:style-name="P8"><text:span text:style-name="T14">Русское название элемента </text:span></text:p>
          </table:table-cell>
          <table:table-cell table:style-name="Таблица1.A1" office:value-type="string">
            <text:p text:style-name="P8"><text:span text:style-name="T14">Латинское название элемента </text:span></text:p>
          </table:table-cell>
          <table:table-cell table:style-name="Таблица1.C1" office:value-type="string">
            <text:p text:style-name="P7"><text:span text:style-name="T14">Символ элемента </text:span></text:p>
          </table:table-cell>
          <table:table-cell table:style-name="Таблица1.A1" office:value-type="string">
            <text:p text:style-name="P8"><text:span text:style-name="T14">Произношение символа </text:span></text:p>
          </table:table-cell>
        </table:table-row>
        <table:table-row table:style-name="Таблица1.2">
          <table:table-cell table:style-name="Таблица1.A2" office:value-type="string">
            <text:p text:style-name="P29">Азо́т </text:p>
          </table:table-cell>
          <table:table-cell table:style-name="Таблица1.A2" office:value-type="string">
            <text:p text:style-name="P30">Nitrogenium </text:p>
          </table:table-cell>
          <table:table-cell table:style-name="Таблица1.A2" office:value-type="string">
            <text:p text:style-name="P31">N </text:p>
          </table:table-cell>
          <table:table-cell table:style-name="Таблица1.A2" office:value-type="string">
            <text:p text:style-name="P32">эн </text:p>
          </table:table-cell>
        </table:table-row>
        <table:table-row table:style-name="Таблица1.3">
          <table:table-cell table:style-name="Таблица1.A3" office:value-type="string">
            <text:p text:style-name="P33">Алюми́ний </text:p>
          </table:table-cell>
          <table:table-cell table:style-name="Таблица1.B3" office:value-type="string">
            <text:p text:style-name="P34">Aluminium </text:p>
          </table:table-cell>
          <table:table-cell table:style-name="Таблица1.B3" office:value-type="string">
            <text:p text:style-name="P30">Al </text:p>
          </table:table-cell>
          <table:table-cell table:style-name="Таблица1.A3" office:value-type="string">
            <text:p text:style-name="P32">алюми́ний </text:p>
          </table:table-cell>
        </table:table-row>
        <table:table-row table:style-name="Таблица1.4">
          <table:table-cell table:style-name="Таблица1.A4" office:value-type="string">
            <text:p text:style-name="P33">Бери́ллий </text:p>
          </table:table-cell>
          <table:table-cell table:style-name="Таблица1.A4" office:value-type="string">
            <text:p text:style-name="P35">Beryllium </text:p>
          </table:table-cell>
          <table:table-cell table:style-name="Таблица1.A4" office:value-type="string">
            <text:p text:style-name="P35">Be </text:p>
          </table:table-cell>
          <table:table-cell table:style-name="Таблица1.A4" office:value-type="string">
            <text:p text:style-name="P32">бери́ллий </text:p>
          </table:table-cell>
        </table:table-row>
        <table:table-row table:style-name="Таблица1.5">
          <table:table-cell table:style-name="Таблица1.A5" office:value-type="string">
            <text:p text:style-name="P30">Бор </text:p>
          </table:table-cell>
          <table:table-cell table:style-name="Таблица1.A5" office:value-type="string">
            <text:p text:style-name="P36">Borum </text:p>
          </table:table-cell>
          <table:table-cell table:style-name="Таблица1.A5" office:value-type="string">
            <text:p text:style-name="P36">B </text:p>
          </table:table-cell>
          <table:table-cell table:style-name="Таблица1.A5" office:value-type="string">
            <text:p text:style-name="P37">бор </text:p>
          </table:table-cell>
        </table:table-row>
        <table:table-row table:style-name="Таблица1.6">
          <table:table-cell table:style-name="Таблица1.A5" office:value-type="string">
            <text:p text:style-name="P36">Бром </text:p>
          </table:table-cell>
          <table:table-cell table:style-name="Таблица1.A5" office:value-type="string">
            <text:p text:style-name="P37">Bromium </text:p>
          </table:table-cell>
          <table:table-cell table:style-name="Таблица1.A5" office:value-type="string">
            <text:p text:style-name="P33">Br </text:p>
          </table:table-cell>
          <table:table-cell table:style-name="Таблица1.A5" office:value-type="string">
            <text:p text:style-name="P38">бром </text:p>
          </table:table-cell>
        </table:table-row>
        <table:table-row table:style-name="Таблица1.7">
          <table:table-cell table:style-name="Таблица1.A3" office:value-type="string">
            <text:p text:style-name="P35">Водоро́д </text:p>
          </table:table-cell>
          <table:table-cell table:style-name="Таблица1.A3" office:value-type="string">
            <text:p text:style-name="P35">Hydrogenium </text:p>
          </table:table-cell>
          <table:table-cell table:style-name="Таблица1.A3" office:value-type="string">
            <text:p text:style-name="P31">H </text:p>
          </table:table-cell>
          <table:table-cell table:style-name="Таблица1.A3" office:value-type="string">
            <text:p text:style-name="P37">аш </text:p>
          </table:table-cell>
        </table:table-row>
        <table:table-row table:style-name="Таблица1.8">
          <table:table-cell table:style-name="Таблица1.A4" office:value-type="string">
            <text:p text:style-name="P29">Ге́лий </text:p>
          </table:table-cell>
          <table:table-cell table:style-name="Таблица1.A4" office:value-type="string">
            <text:p text:style-name="P30">Helium </text:p>
          </table:table-cell>
          <table:table-cell table:style-name="Таблица1.A4" office:value-type="string">
            <text:p text:style-name="P35">He </text:p>
          </table:table-cell>
          <table:table-cell table:style-name="Таблица1.A4" office:value-type="string">
            <text:p text:style-name="P32">ге́лий </text:p>
          </table:table-cell>
        </table:table-row>
        <table:table-row table:style-name="Таблица1.9">
          <table:table-cell table:style-name="Таблица1.A2" office:value-type="string">
            <text:p text:style-name="P35">Желе́зо </text:p>
          </table:table-cell>
          <table:table-cell table:style-name="Таблица1.A2" office:value-type="string">
            <text:p text:style-name="P29">Ferrum </text:p>
          </table:table-cell>
          <table:table-cell table:style-name="Таблица1.A2" office:value-type="string">
            <text:p text:style-name="P30">Fe </text:p>
          </table:table-cell>
          <table:table-cell table:style-name="Таблица1.A2" office:value-type="string">
            <text:p text:style-name="P39">фе́ррум </text:p>
          </table:table-cell>
        </table:table-row>
        <table:table-row table:style-name="Таблица1.6">
          <table:table-cell table:style-name="Таблица1.A10" office:value-type="string">
            <text:p text:style-name="P35">Зо́лото </text:p>
          </table:table-cell>
          <table:table-cell table:style-name="Таблица1.A10" office:value-type="string">
            <text:p text:style-name="P37">Aurum </text:p>
          </table:table-cell>
          <table:table-cell table:style-name="Таблица1.A10" office:value-type="string">
            <text:p text:style-name="P29">Au </text:p>
          </table:table-cell>
          <table:table-cell table:style-name="Таблица1.A10" office:value-type="string">
            <text:p text:style-name="P31">а́урум </text:p>
          </table:table-cell>
        </table:table-row>
        <table:table-row table:style-name="Таблица1.5">
          <table:table-cell table:style-name="Таблица1.A11" office:value-type="string">
            <text:p text:style-name="P30">Йод </text:p>
          </table:table-cell>
          <table:table-cell table:style-name="Таблица1.A11" office:value-type="string">
            <text:p text:style-name="P30">Iodium </text:p>
          </table:table-cell>
          <table:table-cell table:style-name="Таблица1.A11" office:value-type="string">
            <text:p text:style-name="P33">I </text:p>
          </table:table-cell>
          <table:table-cell table:style-name="Таблица1.A11" office:value-type="string">
            <text:p text:style-name="P40">йод </text:p>
          </table:table-cell>
        </table:table-row>
        <table:table-row table:style-name="Таблица1.12">
          <table:table-cell table:style-name="Таблица1.A12" office:value-type="string">
            <text:p text:style-name="P36">Ка́дмий </text:p>
          </table:table-cell>
          <table:table-cell table:style-name="Таблица1.A12" office:value-type="string">
            <text:p text:style-name="P37">Cadmium </text:p>
          </table:table-cell>
          <table:table-cell table:style-name="Таблица1.A12" office:value-type="string">
            <text:p text:style-name="P33">Cd </text:p>
          </table:table-cell>
          <table:table-cell table:style-name="Таблица1.A12" office:value-type="string">
            <text:p text:style-name="P32">ка́дмий </text:p>
          </table:table-cell>
        </table:table-row>
        <table:table-row table:style-name="Таблица1.3">
          <table:table-cell table:style-name="Таблица1.A2" office:value-type="string">
            <text:p text:style-name="P36">Ка́лий </text:p>
          </table:table-cell>
          <table:table-cell table:style-name="Таблица1.A2" office:value-type="string">
            <text:p text:style-name="P30">Kalium </text:p>
          </table:table-cell>
          <table:table-cell table:style-name="Таблица1.A2" office:value-type="string">
            <text:p text:style-name="P31">K </text:p>
          </table:table-cell>
          <table:table-cell table:style-name="Таблица1.A2" office:value-type="string">
            <text:p text:style-name="P32">ка́лий </text:p>
          </table:table-cell>
        </table:table-row>
        <table:table-row table:style-name="Таблица1.2">
          <table:table-cell table:style-name="Таблица1.A3" office:value-type="string">
            <text:p text:style-name="P29">Ка́льций </text:p>
          </table:table-cell>
          <table:table-cell table:style-name="Таблица1.B3" office:value-type="string">
            <text:p text:style-name="P37">Calcium </text:p>
          </table:table-cell>
          <table:table-cell table:style-name="Таблица1.B3" office:value-type="string">
            <text:p text:style-name="P30">Ca </text:p>
          </table:table-cell>
          <table:table-cell table:style-name="Таблица1.A3" office:value-type="string">
            <text:p text:style-name="P34">ка́льций </text:p>
          </table:table-cell>
        </table:table-row>
        <table:table-row table:style-name="Таблица1.8">
          <table:table-cell table:style-name="Таблица1.A4" office:value-type="string">
            <text:p text:style-name="P31">Кислоро́д </text:p>
          </table:table-cell>
          <table:table-cell table:style-name="Таблица1.A4" office:value-type="string">
            <text:p text:style-name="P30">Oxygenium </text:p>
          </table:table-cell>
          <table:table-cell table:style-name="Таблица1.A4" office:value-type="string">
            <text:p text:style-name="P31">O </text:p>
          </table:table-cell>
          <table:table-cell table:style-name="Таблица1.A4" office:value-type="string">
            <text:p text:style-name="P38">о </text:p>
          </table:table-cell>
        </table:table-row>
        <table:table-row table:style-name="Таблица1.3">
          <table:table-cell table:style-name="Таблица1.A2" office:value-type="string">
            <text:p text:style-name="P29">Ко́бальт </text:p>
          </table:table-cell>
          <table:table-cell table:style-name="Таблица1.A2" office:value-type="string">
            <text:p text:style-name="P37">Cobaltum </text:p>
          </table:table-cell>
          <table:table-cell table:style-name="Таблица1.A2" office:value-type="string">
            <text:p text:style-name="P33">Co </text:p>
          </table:table-cell>
          <table:table-cell table:style-name="Таблица1.A2" office:value-type="string">
            <text:p text:style-name="P34">ко́бальт </text:p>
          </table:table-cell>
        </table:table-row>
        <text:soft-page-break/>
        <table:table-row table:style-name="Таблица1.17">
          <table:table-cell table:style-name="Таблица1.A2" office:value-type="string">
            <text:p text:style-name="P29">Кре́мний </text:p>
          </table:table-cell>
          <table:table-cell table:style-name="Таблица1.A2" office:value-type="string">
            <text:p text:style-name="P34">Silicium </text:p>
          </table:table-cell>
          <table:table-cell table:style-name="Таблица1.A2" office:value-type="string">
            <text:p text:style-name="P30">Si </text:p>
          </table:table-cell>
          <table:table-cell table:style-name="Таблица1.A2" office:value-type="string">
            <text:p text:style-name="P39">сили́циум </text:p>
          </table:table-cell>
        </table:table-row>
        <table:table-row table:style-name="Таблица1.18">
          <table:table-cell table:style-name="Таблица1.A5" office:value-type="string">
            <text:p text:style-name="P29">Ма́гний </text:p>
          </table:table-cell>
          <table:table-cell table:style-name="Таблица1.A5" office:value-type="string">
            <text:p text:style-name="P30">Magnesium </text:p>
          </table:table-cell>
          <table:table-cell table:style-name="Таблица1.A5" office:value-type="string">
            <text:p text:style-name="P33">Mg </text:p>
          </table:table-cell>
          <table:table-cell table:style-name="Таблица1.A5" office:value-type="string">
            <text:p text:style-name="P34">ма́гний </text:p>
          </table:table-cell>
        </table:table-row>
        <table:table-row table:style-name="Таблица1.7">
          <table:table-cell table:style-name="Таблица1.A3" office:value-type="string">
            <text:p text:style-name="P41">Ма́рганец </text:p>
          </table:table-cell>
          <table:table-cell table:style-name="Таблица1.A3" office:value-type="string">
            <text:p text:style-name="P36">Manganum </text:p>
          </table:table-cell>
          <table:table-cell table:style-name="Таблица1.A3" office:value-type="string">
            <text:p text:style-name="P33">Mn </text:p>
          </table:table-cell>
          <table:table-cell table:style-name="Таблица1.A3" office:value-type="string">
            <text:p text:style-name="P30">ма́рганец </text:p>
          </table:table-cell>
        </table:table-row>
        <table:table-row table:style-name="Таблица1.4">
          <table:table-cell table:style-name="Таблица1.A4" office:value-type="string">
            <text:p text:style-name="P35">Медь </text:p>
          </table:table-cell>
          <table:table-cell table:style-name="Таблица1.A4" office:value-type="string">
            <text:p text:style-name="P29">Cuprum </text:p>
          </table:table-cell>
          <table:table-cell table:style-name="Таблица1.A4" office:value-type="string">
            <text:p text:style-name="P33">Cu </text:p>
          </table:table-cell>
          <table:table-cell table:style-name="Таблица1.A4" office:value-type="string">
            <text:p text:style-name="P31">ку́прум </text:p>
          </table:table-cell>
        </table:table-row>
        <table:table-row table:style-name="Таблица1.21">
          <table:table-cell table:style-name="Таблица1.A10" office:value-type="string">
            <text:p text:style-name="P29">На́трий </text:p>
          </table:table-cell>
          <table:table-cell table:style-name="Таблица1.A10" office:value-type="string">
            <text:p text:style-name="P37">Natrium </text:p>
          </table:table-cell>
          <table:table-cell table:style-name="Таблица1.A10" office:value-type="string">
            <text:p text:style-name="P35">Na </text:p>
          </table:table-cell>
          <table:table-cell table:style-name="Таблица1.A10" office:value-type="string">
            <text:p text:style-name="P34">на́трий </text:p>
          </table:table-cell>
        </table:table-row>
        <table:table-row table:style-name="Таблица1.5">
          <table:table-cell table:style-name="Таблица1.A11" office:value-type="string">
            <text:p text:style-name="P33">Ни́кель </text:p>
          </table:table-cell>
          <table:table-cell table:style-name="Таблица1.A11" office:value-type="string">
            <text:p text:style-name="P30">Niccolum </text:p>
          </table:table-cell>
          <table:table-cell table:style-name="Таблица1.A11" office:value-type="string">
            <text:p text:style-name="P30">Ni </text:p>
          </table:table-cell>
          <table:table-cell table:style-name="Таблица1.A11" office:value-type="string">
            <text:p text:style-name="P32">ни́кель </text:p>
          </table:table-cell>
        </table:table-row>
        <table:table-row table:style-name="Таблица1.23">
          <table:table-cell table:style-name="Таблица1.A12" office:value-type="string">
            <text:p text:style-name="P36">Пла́тина </text:p>
          </table:table-cell>
          <table:table-cell table:style-name="Таблица1.A12" office:value-type="string">
            <text:p text:style-name="P34">Platinum </text:p>
          </table:table-cell>
          <table:table-cell table:style-name="Таблица1.A12" office:value-type="string">
            <text:p text:style-name="P30">Pt </text:p>
          </table:table-cell>
          <table:table-cell table:style-name="Таблица1.A12" office:value-type="string">
            <text:p text:style-name="P32">пла́тина </text:p>
          </table:table-cell>
        </table:table-row>
        <table:table-row table:style-name="Таблица1.5">
          <table:table-cell table:style-name="Таблица1.A5" office:value-type="string">
            <text:p text:style-name="P41">Ртуть </text:p>
          </table:table-cell>
          <table:table-cell table:style-name="Таблица1.A5" office:value-type="string">
            <text:p text:style-name="P33">Hydrargyrum </text:p>
          </table:table-cell>
          <table:table-cell table:style-name="Таблица1.A5" office:value-type="string">
            <text:p text:style-name="P29">Hg </text:p>
          </table:table-cell>
          <table:table-cell table:style-name="Таблица1.A5" office:value-type="string">
            <text:p text:style-name="P39">гидра́ргирум </text:p>
          </table:table-cell>
        </table:table-row>
        <table:table-row table:style-name="Таблица1.6">
          <table:table-cell table:style-name="Таблица1.A5" office:value-type="string">
            <text:p text:style-name="P29">Свине́ц </text:p>
          </table:table-cell>
          <table:table-cell table:style-name="Таблица1.A5" office:value-type="string">
            <text:p text:style-name="P34">Plumbum </text:p>
          </table:table-cell>
          <table:table-cell table:style-name="Таблица1.A5" office:value-type="string">
            <text:p text:style-name="P29">Pb </text:p>
          </table:table-cell>
          <table:table-cell table:style-name="Таблица1.A5" office:value-type="string">
            <text:p text:style-name="P39">плю́ мбум </text:p>
          </table:table-cell>
        </table:table-row>
        <table:table-row table:style-name="Таблица1.26">
          <table:table-cell table:style-name="Таблица1.A3" office:value-type="string">
            <text:p text:style-name="P36">Селе́н </text:p>
          </table:table-cell>
          <table:table-cell table:style-name="Таблица1.A3" office:value-type="string">
            <text:p text:style-name="P30">Selenium </text:p>
          </table:table-cell>
          <table:table-cell table:style-name="Таблица1.A3" office:value-type="string">
            <text:p text:style-name="P31">Se </text:p>
          </table:table-cell>
          <table:table-cell table:style-name="Таблица1.A3" office:value-type="string">
            <text:p text:style-name="P30">селе́н </text:p>
          </table:table-cell>
        </table:table-row>
        <table:table-row table:style-name="Таблица1.8">
          <table:table-cell table:style-name="Таблица1.A4" office:value-type="string">
            <text:p text:style-name="P29">Се́ра </text:p>
          </table:table-cell>
          <table:table-cell table:style-name="Таблица1.A4" office:value-type="string">
            <text:p text:style-name="P31">Sulfur </text:p>
          </table:table-cell>
          <table:table-cell table:style-name="Таблица1.A4" office:value-type="string">
            <text:p text:style-name="P30">S </text:p>
          </table:table-cell>
          <table:table-cell table:style-name="Таблица1.A4" office:value-type="string">
            <text:p text:style-name="P39">эс </text:p>
          </table:table-cell>
        </table:table-row>
        <table:table-row table:style-name="Таблица1.28">
          <table:table-cell table:style-name="Таблица1.A2" office:value-type="string">
            <text:p text:style-name="P35">Серебро́ </text:p>
          </table:table-cell>
          <table:table-cell table:style-name="Таблица1.A2" office:value-type="string">
            <text:p text:style-name="P36">Argentum </text:p>
          </table:table-cell>
          <table:table-cell table:style-name="Таблица1.A2" office:value-type="string">
            <text:p text:style-name="P29">Ag </text:p>
          </table:table-cell>
          <table:table-cell table:style-name="Таблица1.A2" office:value-type="string">
            <text:p text:style-name="P39">арге́нтум </text:p>
          </table:table-cell>
        </table:table-row>
        <table:table-row table:style-name="Таблица1.29">
          <table:table-cell table:style-name="Таблица1.A2" office:value-type="string">
            <text:p text:style-name="P30">Углеро́д </text:p>
          </table:table-cell>
          <table:table-cell table:style-name="Таблица1.A2" office:value-type="string">
            <text:p text:style-name="P30">Carboneum </text:p>
          </table:table-cell>
          <table:table-cell table:style-name="Таблица1.A2" office:value-type="string">
            <text:p text:style-name="P36">C </text:p>
          </table:table-cell>
          <table:table-cell table:style-name="Таблица1.A2" office:value-type="string">
            <text:p text:style-name="P40">цэ </text:p>
          </table:table-cell>
        </table:table-row>
        <table:table-row table:style-name="Таблица1.5">
          <table:table-cell table:style-name="Таблица1.A2" office:value-type="string">
            <text:p text:style-name="P35">Фо́сфор </text:p>
          </table:table-cell>
          <table:table-cell table:style-name="Таблица1.A2" office:value-type="string">
            <text:p text:style-name="P39">Phosphorus </text:p>
          </table:table-cell>
          <table:table-cell table:style-name="Таблица1.A2" office:value-type="string">
            <text:p text:style-name="P30">P </text:p>
          </table:table-cell>
          <table:table-cell table:style-name="Таблица1.A2" office:value-type="string">
            <text:p text:style-name="P40">пэ </text:p>
          </table:table-cell>
        </table:table-row>
        <table:table-row table:style-name="Таблица1.5">
          <table:table-cell table:style-name="Таблица1.A2" office:value-type="string">
            <text:p text:style-name="P33">Фтор </text:p>
          </table:table-cell>
          <table:table-cell table:style-name="Таблица1.A2" office:value-type="string">
            <text:p text:style-name="P29">Fluorum </text:p>
          </table:table-cell>
          <table:table-cell table:style-name="Таблица1.A2" office:value-type="string">
            <text:p text:style-name="P30">F </text:p>
          </table:table-cell>
          <table:table-cell table:style-name="Таблица1.A2" office:value-type="string">
            <text:p text:style-name="P37">фтор </text:p>
          </table:table-cell>
        </table:table-row>
        <table:table-row table:style-name="Таблица1.32">
          <table:table-cell table:style-name="Таблица1.A2" office:value-type="string">
            <text:p text:style-name="P42">Хлор </text:p>
          </table:table-cell>
          <table:table-cell table:style-name="Таблица1.A2" office:value-type="string">
            <text:p text:style-name="P8">Chlorum </text:p>
          </table:table-cell>
          <table:table-cell table:style-name="Таблица1.A2" office:value-type="string">
            <text:p text:style-name="P43">Cl </text:p>
          </table:table-cell>
          <table:table-cell table:style-name="Таблица1.A2" office:value-type="string">
            <text:p text:style-name="P44">хлор </text:p>
          </table:table-cell>
        </table:table-row>
        <table:table-row table:style-name="Таблица1.33">
          <table:table-cell table:style-name="Таблица1.A5" office:value-type="string">
            <text:p text:style-name="P45">Хром </text:p>
          </table:table-cell>
          <table:table-cell table:style-name="Таблица1.A5" office:value-type="string">
            <text:p text:style-name="P46">Chromium </text:p>
          </table:table-cell>
          <table:table-cell table:style-name="Таблица1.A5" office:value-type="string">
            <text:p text:style-name="P47">Cr </text:p>
          </table:table-cell>
          <table:table-cell table:style-name="Таблица1.A5" office:value-type="string">
            <text:p text:style-name="P48">хром </text:p>
          </table:table-cell>
        </table:table-row>
        <table:table-row table:style-name="Таблица1.28">
          <table:table-cell table:style-name="Таблица1.A2" office:value-type="string">
            <text:p text:style-name="P49">Цинк </text:p>
          </table:table-cell>
          <table:table-cell table:style-name="Таблица1.A2" office:value-type="string">
            <text:p text:style-name="P8">Zincum </text:p>
          </table:table-cell>
          <table:table-cell table:style-name="Таблица1.A2" office:value-type="string">
            <text:p text:style-name="P45">Zn </text:p>
          </table:table-cell>
          <table:table-cell table:style-name="Таблица1.A2" office:value-type="string">
            <text:p text:style-name="P50">цинк </text:p>
          </table:table-cell>
        </table:table-row>
      </table:table>
      <text:p text:style-name="P2"><text:s/></text:p>
      <text:p text:style-name="P14"><text:span text:style-name="T1">Задание 7.</text:span> Отвечайте на вопрос, используйте таблицу. </text:p>
      <text:p text:style-name="P51">Модель: Cl. <text:s/>Как называется этот химический <text:s/>элемент? – Это хлор. <text:s/>Zn, F, S, Al, C, P, Na, O, H, Cu, Au, N, B, K, I, Mg, Fe, Ca <text:s/>Напишите <text:s/>символы химических элементов.<text:span text:style-name="T1"> <text:s/></text:span></text:p>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52">фтор — <text:s text:c="2"/><text:span text:style-name="T15">F</text:span> </text:p>
            <text:p text:style-name="P52">азот — <text:s/>Т <text:s text:c="6"/>натрий — <text:span text:style-name="T15">Na</text:span> <text:s/>бром — <text:span text:style-name="T15">Br</text:span> <text:s/>калий — <text:span text:style-name="T15">K</text:span></text:p>
            <text:p text:style-name="P52">хлор — <text:span text:style-name="T15">Cl</text:span></text:p>
            <text:p text:style-name="P52">фосфор — P <text:s text:c="3"/>олово — <text:span text:style-name="T15">Sn</text:span> </text:p>
          </table:table-cell>
          <table:table-cell table:style-name="Таблица2.A1" office:value-type="string">
            <text:p text:style-name="P53">магний — <text:span text:style-name="T15">Mg</text:span> <text:s/>цинк — <text:span text:style-name="T15">Zn</text:span></text:p>
            <text:p text:style-name="P53">свинец — <text:span text:style-name="T15">Pb</text:span> <text:s/></text:p>
            <text:p text:style-name="P53">йод — I</text:p>
            <text:p text:style-name="P53">марганец-<text:span text:style-name="T15">Mn</text:span></text:p>
            <text:p text:style-name="P53">кальций — <text:span text:style-name="T15">Ca</text:span> <text:s/>водород — H <text:s/>железо — F<text:span text:style-name="T15">e</text:span> </text:p>
          </table:table-cell>
          <table:table-cell table:style-name="Таблица2.A1" office:value-type="string">
            <text:p text:style-name="P54">медь — <text:span text:style-name="T15">Cu</text:span></text:p>
            <text:p text:style-name="P54"><text:s text:c="2"/>углерод — <text:span text:style-name="T15">C</text:span> <text:s/>серебро — <text:span text:style-name="T15">Ag</text:span> </text:p>
            <text:p text:style-name="P54"><text:s text:c="2"/>ртуть — <text:span text:style-name="T15">Hg</text:span> <text:s/>кислород — <text:span text:style-name="T15">O</text:span> <text:s/>золото — <text:span text:style-name="T15">Au</text:span> <text:s/></text:p>
            <text:p text:style-name="P55">сера — <text:span text:style-name="T15">S</text:span> <text:s/></text:p>
            <text:p text:style-name="P55">мышьяк — <text:span text:style-name="T15">As</text:span> </text:p>
          </table:table-cell>
        </table:table-row>
      </table:table>
      <text:p text:style-name="P1"><text:span text:style-name="T1"><text:s/></text:span></text:p>
      <text:p text:style-name="P14"><text:span text:style-name="T1">Задание 8. <text:s/></text:span>Обратите внимание на КНСР. Можно ли заменить одну КНСР другой? <text:s/>Напишите 4 предложения с этими конструкциями. </text:p>
      <text:p text:style-name="P56">ЧТО ВХОДИТ В СОСТАВ ЧЕГО </text:p>
      <text:p text:style-name="P57">ЧТО СОСТОИТ ИЗ ЧЕГО </text:p>
      <text:list xml:id="list9198489424318794855" text:style-name="WWNum2">
        <text:list-item>
          <text:p text:style-name="P58">Атомы химических элементов входят в состав простых и сложных веществ. </text:p>
        </text:list-item>
        <text:list-item>
          <text:p text:style-name="P58">Простые вещества состоят из атомов одного элемента. Кислород (О2), водород (Н2), железо (Fe) – простые вещества. </text:p>
        </text:list-item>
        <text:list-item>
          <text:p text:style-name="P59"><text:soft-page-break/>Сложные вещества состоят из атомов разных элементов. Например, вода (Н2О)состоит из атомов разных элементов – водорода Н и кислорода О. Вода – это сложное вещество. </text:p>
        </text:list-item>
      </text:list>
      <text:p text:style-name="P3"><text:span text:style-name="T1"><text:s/></text:span></text:p>
      <text:p text:style-name="P14"><text:span text:style-name="T1">Задание 9. </text:span>Прочитайте текст. <text:s/>Дайте ему название.<text:span text:style-name="T1"> </text:span></text:p>
      <text:p text:style-name="P5"><text:span text:style-name="T2">Химические Вещества</text:span></text:p>
      <text:p text:style-name="P18">Каждое вещество имеет определенный состав. Вещество состоит из молекул, атомов или ионов. Молекулы имеют массу, размеры, химические свойства. Молекулы одного вещества одинаковы. Молекулы разных веществ имеют разный состав, разную массу, разные размеры, разные свойства. Молекула – это самая маленькая частица вещества, которая сохраняет химические свойства данного вещества. </text:p>
      <text:p text:style-name="P18">Молекулы состоят из атомов. Атомы при химических реакциях сохраняются, из них образуются новые молекулы. <text:s/>Атом – самая маленькая химически неделимая частица. Ион – одноатомная или многоатомная электрически заряженная частица. </text:p>
      <text:p text:style-name="P60">Химический элемент – это одинаковый вид атомов, имеющих определенный заряд ядра. </text:p>
      <text:p text:style-name="P14">В настоящее время известно 118 химических элементов (официально признаны 112). Из них 89 обнаружены в природе, остальные получены искусственно в результате ядерных реакций. Каждый химический элемент имеет свой химический знак (символ) и название. Символ элемента обозначается одной или двумя буквами его латинского названия. В таблице 1 приведены символы и названия некоторых элементов. </text:p>
      <text:p text:style-name="P18">Атомы химических элементов входят в состав простых и сложных веществ. Простые вещества состоят из атомов одного элемента. Кислород (О2), водород (Н2), железо (Fe) – простые вещества. </text:p>
      <text:p text:style-name="P18">Сложные вещества состоят из атомов разных элементов. Например, вода (Н2О) состоит из атомов разных элементов – водорода Н и кислорода О. Вода – это сложное вещество. </text:p>
      <text:p text:style-name="P18">Некоторые химические элементы образуют несколько простых веществ, которые отличаются друг от друга строением и свойствами. Это явление называется аллотропией, а вещества – аллотропными модификациями. Так элемент кислород образует две аллотропные модификации: кислород (О2) и озон (О3); элемент фосфор образует три аллотропные модификации: белый фосфор, красный фосфор и черный фосфор. </text:p>
      <text:p text:style-name="P61">Явление аллотропии вызывается двумя причинами: </text:p>
      <text:p text:style-name="P63">1) различным числом атомов в молекуле, например кислород О2 и озон О3; 2) образованием различных кристаллических структур простых веществ. </text:p>
      <text:p text:style-name="P62"><text:span text:style-name="T1">Основные положения атомно-молекулярного учения </text:span></text:p>
      <text:p text:style-name="P18">Существуют вещества молекулярного и немолекулярного строения. Вещества молекулярного строения в твердом состоянии состоят из молекул – наименьших частиц вещества, которые сохраняют его химические свойства. Вещества немолекулярного строения состоят из атомов или ионов. Суть атомно-молекулярного учения можно свести к следующим положениям: </text:p>
      <text:list xml:id="list7133153389284161241" text:style-name="WWNum3">
        <text:list-item>
          <text:p text:style-name="P20">Все вещества состоят из молекул, атомов или ионов. </text:p>
        </text:list-item>
        <text:list-item>
          <text:p text:style-name="P20">Молекулы состоят из атомов. </text:p>
        </text:list-item>
        <text:list-item>
          <text:p text:style-name="P20">Молекулы и атомы находятся в непрерывном движении. Скорость их движения с повышением температуры возрастает. </text:p>
        </text:list-item>
        <text:list-item>
          <text:p text:style-name="P20">Молекулы сохраняются при физических явлениях и разрушаются при химических явлениях. </text:p>
        </text:list-item>
        <text:list-item>
          <text:p text:style-name="P20">Атомы одного элемента отличаются от атомов другого элемента размером, массой и свойствами. </text:p>
        </text:list-item>
        <text:list-item>
          <text:p text:style-name="P20">Атомы при химических реакциях сохраняются. </text:p>
        </text:list-item>
        <text:list-item>
          <text:p text:style-name="P20">Химическая реакция – это образование новых веществ из тех же атомов, из которых состояли исходные вещества. </text:p>
        </text:list-item>
      </text:list>
      <text:p text:style-name="P9"><text:span text:style-name="T1"><text:s/></text:span></text:p>
      <text:p text:style-name="P14"><text:span text:style-name="T1">Задание 10. </text:span>Ответьте на вопросы.<text:span text:style-name="T1"> </text:span></text:p>
      <text:p text:style-name="P10"><text:s/></text:p>
      <text:list xml:id="list5583901452401244456" text:style-name="WWNum4">
        <text:list-item>
          <text:p text:style-name="P21"><text:soft-page-break/>Из чего состоят молекулы? </text:p>
        </text:list-item>
      </text:list>
      <text:p text:style-name="P23">Молекулы состоят из атомов.</text:p>
      <text:list xml:id="list33361753" text:continue-numbering="true" text:style-name="WWNum4">
        <text:list-item>
          <text:p text:style-name="P21">Что называют химическим элементом? Приведите пример.</text:p>
        </text:list-item>
      </text:list>
      <text:p text:style-name="P67">Химический элемент – это одинаковый вид атомов, имеющих определенный заряд ядра. </text:p>
      <text:p text:style-name="P64">Хлор, Углерод, Кислород, Серебро, Золото, Ртуть и др. </text:p>
      <text:list xml:id="list33374246" text:continue-numbering="true" text:style-name="WWNum4">
        <text:list-item>
          <text:p text:style-name="P21">Какие вещества называют: а) простыми; б) сложными? Приведите примеры. </text:p>
        </text:list-item>
      </text:list>
      <text:p text:style-name="P66">Простые вещества состоят из атомов одного элемента. Кислород (О2), водород (Н2), железо (Fe) – простые вещества. </text:p>
      <text:p text:style-name="P66">Сложные вещества состоят из атомов разных элементов. Например, вода (Н2О) состоит из атомов разных элементов – водорода Н и кислорода О. Вода – это сложное вещество. </text:p>
      <text:list xml:id="list33370418" text:continue-numbering="true" text:style-name="WWNum4">
        <text:list-item>
          <text:p text:style-name="P21">Сколько химических элементов известно сейчас?</text:p>
        </text:list-item>
      </text:list>
      <text:p text:style-name="P23"><text:s/>В настоящее время известно 118 химических элементов (официально признаны 112). Из них 89 обнаружены в природе, остальные получены искусственно в результате ядерных реакций.</text:p>
      <text:list xml:id="list33344872" text:continue-numbering="true" text:style-name="WWNum4">
        <text:list-item>
          <text:p text:style-name="P21">Как получают новые химические элементы? </text:p>
        </text:list-item>
      </text:list>
      <text:p text:style-name="P66">Каждый химический элемент имеет свой химический знак (символ) и название. Символ элемента обозначается одной или двумя буквами его латинского названия. В таблице 1 приведены символы и названия некоторых элементов. </text:p>
      <text:list xml:id="list33357232" text:continue-numbering="true" text:style-name="WWNum4">
        <text:list-item>
          <text:p text:style-name="P21">Как вы думаете, для чего нужно изучать химию?</text:p>
        </text:list-item>
      </text:list>
      <text:p text:style-name="P23">Чтобы знать природу и вещества которые неизвестен. (Своё мнение)</text:p>
      <text:list xml:id="list33367374" text:continue-numbering="true" text:style-name="WWNum4">
        <text:list-item>
          <text:p text:style-name="P21">Как применяют научные знания по химии в вашей профессиональной сфере?</text:p>
        </text:list-item>
      </text:list>
      <text:p text:style-name="P23">Знания по химии в моей профессии вообще не надо. <text:s/></text:p>
      <text:p text:style-name="P11"><text:span text:style-name="T1"><text:s/></text:span></text:p>
      <text:p text:style-name="P14"><text:span text:style-name="T1">Задание 11. </text:span><text:s/>Составьте план текста и расскажите его. <text:s/></text:p>
      <text:p text:style-name="P15"><text:span text:style-name="T1">План:</text:span></text:p>
      <text:list xml:id="list9001241634626945233" text:style-name="WWNum9">
        <text:list-item>
          <text:p text:style-name="P69">Молекулы и состав.</text:p>
        </text:list-item>
        <text:list-item>
          <text:p text:style-name="P69">Химические элементы.</text:p>
        </text:list-item>
        <text:list-item>
          <text:p text:style-name="P69">Сложные и простые вещества.</text:p>
        </text:list-item>
        <text:list-item>
          <text:p text:style-name="P69">Явление аллотропии.</text:p>
        </text:list-item>
      </text:list>
      <text:p text:style-name="P6"><text:span text:style-name="T7"><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Open Sans" svg:font-family="'Ope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 Sans1" svg:font-family="'Open Sans'"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ru" fo:country="RU" style:font-size-asian="11pt" style:language-asian="ru" style:country-asian="RU"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49cm" style:writing-mode="page"/>
      <style:text-properties style:use-window-font-color="true" style:font-name="Calibri" fo:font-size="11pt" fo:language="ru" fo:country="RU" style:font-name-asian="SimSun" style:font-size-asian="11pt" style:language-asian="ru" style:country-asian="RU"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left="0.018cm" fo:margin-right="0.344cm" fo:margin-top="0cm" fo:margin-bottom="0.021cm" fo:line-height="112%" fo:text-align="justify" style:justify-single-word="false" fo:orphans="2" fo:widows="2" fo:text-indent="-0.018cm" style:auto-text-indent="false" style:writing-mode="lr-tb"/>
      <style:text-properties fo:color="#000000" style:font-name="Times New Roman" fo:font-size="12pt" style:font-name-asian="Times New Roman2" style:font-size-asian="12pt" style:font-name-complex="Times New Roman2" style:language-complex="ru" style:country-complex="RU"/>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Outline" style:class="text">
      <style:paragraph-properties fo:margin-left="0.018cm" fo:margin-right="0.011cm" fo:margin-top="0.423cm" fo:margin-bottom="0cm" fo:text-align="center" style:justify-single-word="false" fo:keep-together="always" fo:orphans="2" fo:widows="2" fo:text-indent="-0.018cm" style:auto-text-indent="false" fo:keep-with-next="always" style:writing-mode="lr-tb"/>
      <style:text-properties fo:color="#000000" style:font-name="Times New Roman1" fo:font-size="12pt" fo:font-weight="bold" style:font-name-asian="Times New Roman2" style:font-size-asian="12pt" style:font-weight-asian="bold" style:font-name-complex="Times New Roman2"/>
    </style:style>
    <style:style style:name="List_20_Paragraph" style:display-name="List Paragraph" style:family="paragraph" style:parent-style-name="Standard" style:default-outline-level="" style:list-style-name="">
      <style:paragraph-properties fo:margin-left="1.27cm" fo:margin-right="0.344cm" fo:text-indent="-0.018cm" style:auto-text-indent="false"/>
    </style:style>
    <style:style style:name="Default_20_Paragraph_20_Font" style:display-name="Default Paragraph Font" style:family="text"/>
    <style:style style:name="Заголовок_20_1_20_Знак" style:display-name="Заголовок 1 Знак" style:family="text">
      <style:text-properties fo:color="#000000" style:font-name="Times New Roman" fo:font-size="12pt" fo:font-weight="bold" style:font-name-asian="Times New Roman2" style:font-size-asian="12pt" style:font-weight-asian="bold" style:font-name-complex="Times New Roman2"/>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fo:color="#000000" style:text-line-through-style="none" style:text-position="0% 100%" fo:font-size="12pt" fo:font-style="normal" style:text-underline-style="none" fo:font-weight="normal" style:font-name-asian="Times New Roman2" style:font-size-asian="12pt" style:font-style-asian="normal" style:font-weight-asian="normal" style:font-name-complex="Times New Roman2" style:font-size-complex="12pt"/>
    </style:style>
    <style:style style:name="ListLabel_20_2" style:display-name="ListLabel 2" style:family="text">
      <style:text-properties fo:font-weight="normal" style:font-weight-asian="norm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0.423cm"/>
        </style:list-level-properties>
      </text:list-level-style-number>
      <text:list-level-style-number text:level="2" text:style-name="ListLabel_20_1" style:num-format="a">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 style:num-format="i" text:display-levels="2">
        <style:list-level-properties text:list-level-position-and-space-mode="label-alignment">
          <style:list-level-label-alignment text:label-followed-by="listtab" fo:text-indent="-0.635cm" fo:margin-left="3.175cm"/>
        </style:list-level-properties>
      </text:list-level-style-number>
      <text:list-level-style-number text:level="4" text:style-name="ListLabel_20_1"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 style:num-format="i" text:display-levels="5">
        <style:list-level-properties text:list-level-position-and-space-mode="label-alignment">
          <style:list-level-label-alignment text:label-followed-by="listtab" fo:text-indent="-0.635cm" fo:margin-left="6.985cm"/>
        </style:list-level-properties>
      </text:list-level-style-number>
      <text:list-level-style-number text:level="7" text:style-name="ListLabel_20_1"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 style:num-format="i" text:display-levels="8">
        <style:list-level-properties text:list-level-position-and-space-mode="label-alignment">
          <style:list-level-label-alignment text:label-followed-by="listtab"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 style:num-format="i" text:display-levels="2">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 style:num-format="i" text:display-levels="5">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 style:num-format="i" text:display-levels="8">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635cm" fo:margin-left="0.423cm"/>
        </style:list-level-properties>
      </text:list-level-style-number>
      <text:list-level-style-number text:level="2" text:style-name="ListLabel_20_1" style:num-format="a">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 style:num-format="i" text:display-levels="2">
        <style:list-level-properties text:list-level-position-and-space-mode="label-alignment">
          <style:list-level-label-alignment text:label-followed-by="listtab" fo:text-indent="-0.635cm" fo:margin-left="3.175cm"/>
        </style:list-level-properties>
      </text:list-level-style-number>
      <text:list-level-style-number text:level="4" text:style-name="ListLabel_20_1"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 style:num-format="i" text:display-levels="5">
        <style:list-level-properties text:list-level-position-and-space-mode="label-alignment">
          <style:list-level-label-alignment text:label-followed-by="listtab" fo:text-indent="-0.635cm" fo:margin-left="6.985cm"/>
        </style:list-level-properties>
      </text:list-level-style-number>
      <text:list-level-style-number text:level="7" text:style-name="ListLabel_20_1"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 style:num-format="i" text:display-levels="8">
        <style:list-level-properties text:list-level-position-and-space-mode="label-alignment">
          <style:list-level-label-alignment text:label-followed-by="listtab"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fo:text-indent="-0.635cm" fo:margin-left="0.423cm"/>
        </style:list-level-properties>
      </text:list-level-style-number>
      <text:list-level-style-number text:level="2" text:style-name="ListLabel_20_1" style:num-format="a">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 style:num-format="i" text:display-levels="2">
        <style:list-level-properties text:list-level-position-and-space-mode="label-alignment">
          <style:list-level-label-alignment text:label-followed-by="listtab" fo:text-indent="-0.635cm" fo:margin-left="3.175cm"/>
        </style:list-level-properties>
      </text:list-level-style-number>
      <text:list-level-style-number text:level="4" text:style-name="ListLabel_20_1"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 style:num-format="i" text:display-levels="5">
        <style:list-level-properties text:list-level-position-and-space-mode="label-alignment">
          <style:list-level-label-alignment text:label-followed-by="listtab" fo:text-indent="-0.635cm" fo:margin-left="6.985cm"/>
        </style:list-level-properties>
      </text:list-level-style-number>
      <text:list-level-style-number text:level="7" text:style-name="ListLabel_20_1"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 style:num-format="i" text:display-levels="8">
        <style:list-level-properties text:list-level-position-and-space-mode="label-alignment">
          <style:list-level-label-alignment text:label-followed-by="listtab"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suffix="." style:num-format="1">
        <style:list-level-properties text:list-level-position-and-space-mode="label-alignment">
          <style:list-level-label-alignment text:label-followed-by="listtab" fo:text-indent="-0.635cm" fo:margin-left="0.423cm"/>
        </style:list-level-properties>
      </text:list-level-style-number>
      <text:list-level-style-number text:level="2" text:style-name="ListLabel_20_1" style:num-format="a">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 style:num-format="i" text:display-levels="2">
        <style:list-level-properties text:list-level-position-and-space-mode="label-alignment">
          <style:list-level-label-alignment text:label-followed-by="listtab" fo:text-indent="-0.635cm" fo:margin-left="3.175cm"/>
        </style:list-level-properties>
      </text:list-level-style-number>
      <text:list-level-style-number text:level="4" text:style-name="ListLabel_20_1"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 style:num-format="i" text:display-levels="5">
        <style:list-level-properties text:list-level-position-and-space-mode="label-alignment">
          <style:list-level-label-alignment text:label-followed-by="listtab" fo:text-indent="-0.635cm" fo:margin-left="6.985cm"/>
        </style:list-level-properties>
      </text:list-level-style-number>
      <text:list-level-style-number text:level="7" text:style-name="ListLabel_20_1"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 style:num-format="i" text:display-levels="8">
        <style:list-level-properties text:list-level-position-and-space-mode="label-alignment">
          <style:list-level-label-alignment text:label-followed-by="listtab"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635cm" fo:margin-left="0.457cm"/>
        </style:list-level-properties>
      </text:list-level-style-number>
      <text:list-level-style-number text:level="2" text:style-name="ListLabel_20_1" style:num-format="a">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 style:num-format="i" text:display-levels="2">
        <style:list-level-properties text:list-level-position-and-space-mode="label-alignment">
          <style:list-level-label-alignment text:label-followed-by="listtab" fo:text-indent="-0.635cm" fo:margin-left="3.175cm"/>
        </style:list-level-properties>
      </text:list-level-style-number>
      <text:list-level-style-number text:level="4" text:style-name="ListLabel_20_1"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 style:num-format="i" text:display-levels="5">
        <style:list-level-properties text:list-level-position-and-space-mode="label-alignment">
          <style:list-level-label-alignment text:label-followed-by="listtab" fo:text-indent="-0.635cm" fo:margin-left="6.985cm"/>
        </style:list-level-properties>
      </text:list-level-style-number>
      <text:list-level-style-number text:level="7" text:style-name="ListLabel_20_1"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 style:num-format="i" text:display-levels="8">
        <style:list-level-properties text:list-level-position-and-space-mode="label-alignment">
          <style:list-level-label-alignment text:label-followed-by="listtab"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0.60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879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49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19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689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5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2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499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6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0.60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879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49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19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689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5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2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499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6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2" style:num-suffix="." style:num-format="1">
        <style:list-level-properties text:list-level-position-and-space-mode="label-alignment">
          <style:list-level-label-alignment text:label-followed-by="listtab" fo:text-indent="-0.635cm" fo:margin-left="0.83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106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376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646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916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186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45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72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9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82cm" fo:margin-bottom="1.662cm" fo:margin-left="1.27cm" fo:margin-right="1.261cm" style:writing-mode="lr-tb" style:layout-grid-color="#c0c0c0" style:layout-grid-lines="26756"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Гость</meta:initial-creator>
    <dc:creator>Otabek Abdughafarov</dc:creator>
    <meta:editing-cycles>6</meta:editing-cycles>
    <meta:creation-date>2021-11-21T07:22:00</meta:creation-date>
    <dc:date>2021-11-21T10:08:00</dc:date>
    <meta:editing-duration>PT2M18S</meta:editing-duration>
    <meta:generator>OpenOffice/4.1.11$Win32 OpenOffice.org_project/4111m1$Build-9808</meta:generator>
    <meta:document-statistic meta:table-count="2" meta:image-count="0" meta:object-count="0" meta:page-count="8" meta:paragraph-count="383" meta:word-count="2094" meta:character-count="1456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